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9535in" fo:break-before="auto" style:use-optimal-row-height="true"/>
    </style:style>
    <style:style style:name="ro3" style:family="table-row">
      <style:table-row-properties style:row-height="1.1091in" fo:break-before="auto" style:use-optimal-row-height="true"/>
    </style:style>
    <style:style style:name="ro4" style:family="table-row">
      <style:table-row-properties style:row-height="1.2638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Bool" style:family="table-cell" style:parent-style-name="Default" style:data-style-name="N99"/>
  </office:automatic-styles>
  <office:body>
    <office:spreadsheet>
      <table:table table:name="Auto (select correct)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ce1"/>
        <table:table-column table:style-name="co1" table:number-columns-repeated="2" table:default-cell-style-name="ce2"/>
        <table:table-column table:style-name="co1" table:number-columns-repeated="5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number-columns-repeated="5" table:default-cell-style-name="ce1"/>
        <table:table-row table:style-name="ro1">
          <table:table-cell office:value-type="string" calcext:value-type="string">
            <text:p>ok</text:p>
          </table:table-cell>
          <table:table-cell table:style-name="ce1"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table:style-name="ce1" office:value-type="string" calcext:value-type="string">
            <text:p>winery_name</text:p>
          </table:table-cell>
          <table:table-cell table:style-name="ce1"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table:style-name="ce1" office:value-type="string" calcext:value-type="string">
            <text:p>storage_area</text:p>
          </table:table-cell>
          <table:table-cell office:value-type="string" calcext:value-type="string">
            <text:p>internal_notes</text:p>
          </table:table-cell>
          <table:table-cell table:style-name="ce1" office:value-type="string" calcext:value-type="string">
            <text:p>visible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matched_type</text:p>
          </table:table-cell>
          <table:table-cell office:value-type="string" calcext:value-type="string">
            <text:p>matched_name</text:p>
          </table:table-cell>
          <table:table-cell office:value-type="string" calcext:value-type="string">
            <text:p>matched_winery_name</text:p>
          </table:table-cell>
          <table:table-cell office:value-type="string" calcext:value-type="string">
            <text:p>scor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Anthìlia Donnafugat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600" calcext:value-type="float">
            <text:p>3600</text:p>
          </table:table-cell>
          <table:table-cell office:value-type="float" office:value="910" calcext:value-type="float">
            <text:p>91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Ultimo acquisto pre-vinoteqa (18/07/2024): 6 x 9,10 € da Vinum Boz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my5sa6p5qx7ntztkxh743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nthìlia</text:p>
          </table:table-cell>
          <table:table-cell office:value-type="string" calcext:value-type="string">
            <text:p>Donnafugata</text:p>
          </table:table-cell>
          <table:table-cell office:value-type="float" office:value="42.655277" calcext:value-type="float">
            <text:p>42.65527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e Serre Nuove Ornellai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3590" calcext:value-type="float">
            <text:p>359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ltimo acquisto pre-vinoteqa (17/01/2020): 3 x 35,90 € da Weindie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84p32acb7v4yb1s1m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 Serre Nuove</text:p>
          </table:table-cell>
          <table:table-cell office:value-type="string" calcext:value-type="string">
            <text:p>Ornellaia</text:p>
          </table:table-cell>
          <table:table-cell office:value-type="float" office:value="48.275265" calcext:value-type="float">
            <text:p>48.27526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Maurus Vie di Roman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300" calcext:value-type="float">
            <text:p>4300</text:p>
          </table:table-cell>
          <table:table-cell office:value-type="float" office:value="1470" calcext:value-type="float">
            <text:p>147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ltimo acquisto pre-vinoteqa (07/12/2023): 6 x 14,70 € da Fine Win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k5r3k3vmbj8sh6xb8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Maurus</text:p>
          </table:table-cell>
          <table:table-cell office:value-type="string" calcext:value-type="string">
            <text:p>Vie di Romans</text:p>
          </table:table-cell>
          <table:table-cell office:value-type="float" office:value="47.3274" calcext:value-type="float">
            <text:p>47.327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Sauvignon Riserva Sass Roà Laimburg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400" calcext:value-type="float">
            <text:p>4400</text:p>
          </table:table-cell>
          <table:table-cell office:value-type="float" office:value="1710" calcext:value-type="float">
            <text:p>171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ltimo acquisto pre-vinoteqa (19/12/2024): 6 x 17,10 € da Vinum Boz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zm2tw7casdabj21s14q2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iserva Sass Roà</text:p>
          </table:table-cell>
          <table:table-cell office:value-type="string" calcext:value-type="string">
            <text:p>Laimburg</text:p>
          </table:table-cell>
          <table:table-cell office:value-type="float" office:value="46.696976" calcext:value-type="float">
            <text:p>46.69697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Echo der Erde Thomas Pichl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900" calcext:value-type="float">
            <text:p>8900</text:p>
          </table:table-cell>
          <table:table-cell office:value-type="float" office:value="4200" calcext:value-type="float">
            <text:p>42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ltimo acquisto pre-vinoteqa (19/07/2024): 2 x 42,00 € da Weindie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sq47v1whxttr1t2mvhha0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cho der Erde</text:p>
          </table:table-cell>
          <table:table-cell office:value-type="string" calcext:value-type="string">
            <text:p>Thomas Pichler</text:p>
          </table:table-cell>
          <table:table-cell office:value-type="float" office:value="54.00895" calcext:value-type="float">
            <text:p>54.0089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Riserva Lazzarito Ettore German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3800" calcext:value-type="float">
            <text:p>13800</text:p>
          </table:table-cell>
          <table:table-cell office:value-type="float" office:value="7600" calcext:value-type="float">
            <text:p>760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ltimo acquisto pre-vinoteqa (25/03/2025): 1 x 76,00 € da Weindie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qc2qy7wpkfn0qyege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Lazzarito Riserva</text:p>
          </table:table-cell>
          <table:table-cell office:value-type="string" calcext:value-type="string">
            <text:p>Ettore Germano</text:p>
          </table:table-cell>
          <table:table-cell office:value-type="float" office:value="61.86498" calcext:value-type="float">
            <text:p>61.8649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osso di Montalcino Uccellier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300" calcext:value-type="float">
            <text:p>4300</text:p>
          </table:table-cell>
          <table:table-cell office:value-type="float" office:value="1560" calcext:value-type="float">
            <text:p>156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Ultimo acquisto pre-vinoteqa (10/01/2024): 6 x 15,60 € da Weindie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my5rnevt435r0456f07af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Montalcino</text:p>
          </table:table-cell>
          <table:table-cell office:value-type="string" calcext:value-type="string">
            <text:p>Uccelliera</text:p>
          </table:table-cell>
          <table:table-cell office:value-type="float" office:value="42.368145" calcext:value-type="float">
            <text:p>42.36814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runello di Montalcino Mastrojann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8000" calcext:value-type="float">
            <text:p>8000</text:p>
          </table:table-cell>
          <table:table-cell office:value-type="float" office:value="3779" calcext:value-type="float">
            <text:p>3779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Ultimo acquisto pre-vinoteqa (07/03/2024): 6 x 37,80 € da Fine Win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d7xxn6av2sket6k35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Mastrojanni</text:p>
          </table:table-cell>
          <table:table-cell office:value-type="float" office:value="46.55823" calcext:value-type="float">
            <text:p>46.5582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Staffes Riserva Kornel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400" calcext:value-type="float">
            <text:p>4400</text:p>
          </table:table-cell>
          <table:table-cell office:value-type="float" office:value="1789" calcext:value-type="float">
            <text:p>178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ltimo acquisto pre-vinoteqa (25/08/2024): 3 x 17,90 € da Weindie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sq47572fk9hzmravcwa2e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Staffes</text:p>
          </table:table-cell>
          <table:table-cell office:value-type="string" calcext:value-type="string">
            <text:p>Kornell</text:p>
          </table:table-cell>
          <table:table-cell office:value-type="float" office:value="47.195835" calcext:value-type="float">
            <text:p>47.19583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epulciano d'Abruzzo Riserva Spelt La Valentin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500" calcext:value-type="float">
            <text:p>4500</text:p>
          </table:table-cell>
          <table:table-cell office:value-type="float" office:value="1460" calcext:value-type="float">
            <text:p>146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Ultimo acquisto pre-vinoteqa (25/03/2025): 3 x 14,60 € da Weindie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1sc8j7hcdw3gp7r02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elt Montepulciano d'Abruzzo (Riserva)</text:p>
          </table:table-cell>
          <table:table-cell office:value-type="string" calcext:value-type="string">
            <text:p>La Valentina</text:p>
          </table:table-cell>
          <table:table-cell office:value-type="float" office:value="48.316456" calcext:value-type="float">
            <text:p>48.31645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yrah Maroccoli Planet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700" calcext:value-type="float">
            <text:p>4700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ltimo acquisto pre-vinoteqa (09/03/2024): 6 x 15,20 € da Weindie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sa0d01856gqtswwq7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yrah Maroccoli</text:p>
          </table:table-cell>
          <table:table-cell office:value-type="string" calcext:value-type="string">
            <text:p>Planeta</text:p>
          </table:table-cell>
          <table:table-cell office:value-type="float" office:value="45.93762" calcext:value-type="float">
            <text:p>45.9376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ertigo - Livio Fellug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1750" calcext:value-type="float">
            <text:p>175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Ultimo acquisto pre-vinoteqa (14/06/2024): 12 x 17,50 € da Livio Fellug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kv9y7t62t3vethmey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tigo</text:p>
          </table:table-cell>
          <table:table-cell office:value-type="string" calcext:value-type="string">
            <text:p>Livio Felluga</text:p>
          </table:table-cell>
          <table:table-cell office:value-type="float" office:value="53.270943" calcext:value-type="float">
            <text:p>53.27094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Elena Wal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600" calcext:value-type="float">
            <text:p>3600</text:p>
          </table:table-cell>
          <table:table-cell office:value-type="float" office:value="960" calcext:value-type="float">
            <text:p>96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Ultimo acquisto pre-vinoteqa (06/12/2024): 24 x 9,60 € da Avenue - Elena Walch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16rhwfyrtm8xdtxbj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Elena Walch</text:p>
          </table:table-cell>
          <table:table-cell office:value-type="float" office:value="43.329487" calcext:value-type="float">
            <text:p>43.32948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 Massa Giorgio Prim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9400" calcext:value-type="float">
            <text:p>940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ltimo acquisto pre-vinoteqa (19/07/2024): 1 x 94,00 € da Weindie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q0crfbq5ea5ydtdv5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iorgio Primo</text:p>
          </table:table-cell>
          <table:table-cell office:value-type="string" calcext:value-type="string">
            <text:p>La Massa</text:p>
          </table:table-cell>
          <table:table-cell office:value-type="float" office:value="46.02265" calcext:value-type="float">
            <text:p>46.0226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Lugana Molin Ca Maio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000" calcext:value-type="float">
            <text:p>4000</text:p>
          </table:table-cell>
          <table:table-cell office:value-type="float" office:value="1320" calcext:value-type="float">
            <text:p>132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Ultimo acquisto pre-vinoteqa (27/12/2024): 6 x 13,20 € da Weindie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my5t5ktv3me86nqhke60y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olin Lugana</text:p>
          </table:table-cell>
          <table:table-cell office:value-type="string" calcext:value-type="string">
            <text:p>Cà Maiol</text:p>
          </table:table-cell>
          <table:table-cell office:value-type="float" office:value="48.66468" calcext:value-type="float">
            <text:p>48.6646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 Albino Rocc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000" calcext:value-type="float">
            <text:p>5000</text:p>
          </table:table-cell>
          <table:table-cell office:value-type="float" office:value="2350" calcext:value-type="float">
            <text:p>235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ltimo acquisto pre-vinoteqa (14/01/2025): 6 x 23,50 € da Weindie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6w6v9trkyjc8rkxh0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</text:p>
          </table:table-cell>
          <table:table-cell office:value-type="string" calcext:value-type="string">
            <text:p>Albino Rocca</text:p>
          </table:table-cell>
          <table:table-cell office:value-type="float" office:value="43.05201" calcext:value-type="float">
            <text:p>43.0520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nico Balt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4200" calcext:value-type="float">
            <text:p>4200</text:p>
          </table:table-cell>
          <table:table-cell office:value-type="float" office:value="1545" calcext:value-type="float">
            <text:p>154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Ultimo acquisto pre-vinoteqa (11/09/2024): 6 x 15,45 € da Liber Internationa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dbejsekea388c40hr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nico</text:p>
          </table:table-cell>
          <table:table-cell office:value-type="string" calcext:value-type="string">
            <text:p>Balter</text:p>
          </table:table-cell>
          <table:table-cell office:value-type="float" office:value="35.11898" calcext:value-type="float">
            <text:p>35.1189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Müller Thurgau SOFI Franz Haa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500" calcext:value-type="float">
            <text:p>3500</text:p>
          </table:table-cell>
          <table:table-cell office:value-type="float" office:value="785" calcext:value-type="float">
            <text:p>78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Ultimo acquisto pre-vinoteqa (13/02/2025): 6 x 7,85 € da Weindie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zm02peg5pdhge0gfsas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ofi Müller Thurgau</text:p>
          </table:table-cell>
          <table:table-cell office:value-type="string" calcext:value-type="string">
            <text:p>Franz Haas</text:p>
          </table:table-cell>
          <table:table-cell office:value-type="float" office:value="49.992813" calcext:value-type="float">
            <text:p>49.99281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Vermentino Diomede Coppador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300" calcext:value-type="float">
            <text:p>3300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Ultimo acquisto pre-vinoteqa (31/03/2024): 12 x 6,00 € da Tenuta Coppador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sxngfqm2rz6wj581p8v4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iomede Vermentino</text:p>
          </table:table-cell>
          <table:table-cell office:value-type="string" calcext:value-type="string">
            <text:p>Coppadoro</text:p>
          </table:table-cell>
          <table:table-cell office:value-type="float" office:value="47.539062" calcext:value-type="float">
            <text:p>47.53906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rivate Cuvée Pacher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000" calcext:value-type="float">
            <text:p>6000</text:p>
          </table:table-cell>
          <table:table-cell office:value-type="float" office:value="2790" calcext:value-type="float">
            <text:p>279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Ultimo acquisto pre-vinoteqa (31/12/2024): 6 x 27,90 € da Vinum Boz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zm2wz1nke0pfb03307jm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rivate Cuvée</text:p>
          </table:table-cell>
          <table:table-cell office:value-type="string" calcext:value-type="string">
            <text:p>Pacherhof</text:p>
          </table:table-cell>
          <table:table-cell office:value-type="float" office:value="41.145035" calcext:value-type="float">
            <text:p>41.14503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bolla gialla l'Adelchi - Venica &amp; Venic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600" calcext:value-type="float">
            <text:p>4600</text:p>
          </table:table-cell>
          <table:table-cell office:value-type="float" office:value="1989" calcext:value-type="float">
            <text:p>1989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Ultimo acquisto pre-vinoteqa (10/01/2025): 6 x 19,90 € da Weindie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m6hvnze0se53sgffq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bolla Gialla L'Adelchi</text:p>
          </table:table-cell>
          <table:table-cell office:value-type="string" calcext:value-type="string">
            <text:p>Venica &amp; Venica</text:p>
          </table:table-cell>
          <table:table-cell office:value-type="float" office:value="81.1915" calcext:value-type="float">
            <text:p>81.191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inot Grigio Gris - Lis Neri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1810" calcext:value-type="float">
            <text:p>181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ltimo acquisto pre-vinoteqa (20/07/2022): 5 x 18,10 € da Weindie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zm1m1t5h2ryxmg6myf3c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Gris</text:p>
          </table:table-cell>
          <table:table-cell office:value-type="string" calcext:value-type="string">
            <text:p>Lis Neris</text:p>
          </table:table-cell>
          <table:table-cell office:value-type="float" office:value="40.659897" calcext:value-type="float">
            <text:p>40.65989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Terre Alte - Livio Fellug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5750" calcext:value-type="float">
            <text:p>575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ltimo acquisto pre-vinoteqa (07/06/2024): 4 x 57,50 € da Weindie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kvxsct8qy4tzyt5p7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erre Alte</text:p>
          </table:table-cell>
          <table:table-cell office:value-type="string" calcext:value-type="string">
            <text:p>Livio Felluga</text:p>
          </table:table-cell>
          <table:table-cell office:value-type="float" office:value="52.2594" calcext:value-type="float">
            <text:p>52.259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inot Bianco Kristallberg - Elena Wal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1570" calcext:value-type="float">
            <text:p>157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Ultimo acquisto pre-vinoteqa (06/12/2024): 12 x 15,70 € da Avenue - Elena Walch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16xy22v7w3bkze66h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Kristallberg</text:p>
          </table:table-cell>
          <table:table-cell office:value-type="string" calcext:value-type="string">
            <text:p>Elena Walch</text:p>
          </table:table-cell>
          <table:table-cell office:value-type="float" office:value="59.217705" calcext:value-type="float">
            <text:p>59.21770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 Franz Haa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300" calcext:value-type="float">
            <text:p>4300</text:p>
          </table:table-cell>
          <table:table-cell office:value-type="float" office:value="1610" calcext:value-type="float">
            <text:p>161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Ultimo acquisto pre-vinoteqa (13/02/2025): 6 x 16,10 € da Weindie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zm1c5e2jazj3hxd6ybk6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</text:p>
          </table:table-cell>
          <table:table-cell office:value-type="string" calcext:value-type="string">
            <text:p>Franz Haas</text:p>
          </table:table-cell>
          <table:table-cell office:value-type="float" office:value="32.97576" calcext:value-type="float">
            <text:p>32.9757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inot Grigio Köferer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900" calcext:value-type="float">
            <text:p>3900</text:p>
          </table:table-cell>
          <table:table-cell office:value-type="float" office:value="1270" calcext:value-type="float">
            <text:p>127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Ultimo acquisto pre-vinoteqa (06/12/2024): 6 x 12,70 € da Weindie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zm243bxffnp986p8vwwe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</text:p>
          </table:table-cell>
          <table:table-cell office:value-type="string" calcext:value-type="string">
            <text:p>Köfererhof</text:p>
          </table:table-cell>
          <table:table-cell office:value-type="float" office:value="39.259235" calcext:value-type="float">
            <text:p>39.25923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ric del Fiasc Paolo Scavin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4200" calcext:value-type="float">
            <text:p>14200</text:p>
          </table:table-cell>
          <table:table-cell office:value-type="float" office:value="8220" calcext:value-type="float">
            <text:p>822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ltimo acquisto pre-vinoteqa (11/03/2025): 4 x 82,20 € da Vinum Boz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65d3n6jv93fq8ew6w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Bric Dël Fiasc</text:p>
          </table:table-cell>
          <table:table-cell office:value-type="string" calcext:value-type="string">
            <text:p>Paolo Scavino</text:p>
          </table:table-cell>
          <table:table-cell office:value-type="float" office:value="63.688995" calcext:value-type="float">
            <text:p>63.68899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Arunda Brut - Half bottle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0" calcext:value-type="float">
            <text:p>0</text:p>
          </table:table-cell>
          <table:table-cell office:value-type="float" office:value="3200" calcext:value-type="float">
            <text:p>3200</text:p>
          </table:table-cell>
          <table:table-cell office:value-type="float" office:value="930" calcext:value-type="float">
            <text:p>93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Ultimo acquisto pre-vinoteqa (06/12/2023): 6 x 9,30 € da Weindie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my5rqpjnycj93jmb0chbj6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Extra Brut</text:p>
          </table:table-cell>
          <table:table-cell office:value-type="string" calcext:value-type="string">
            <text:p>Arunda</text:p>
          </table:table-cell>
          <table:table-cell office:value-type="float" office:value="30.295889" calcext:value-type="float">
            <text:p>30.29588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Arunda Blanc de Blanc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office:value-type="float" office:value="2100" calcext:value-type="float">
            <text:p>21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Ultimo acquisto pre-vinoteqa (06/12/2023): 6 x 21,00 € da Vinum Boz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cwsykr2mt9e5p2139jnngky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lanc de Blancs Brut</text:p>
          </table:table-cell>
          <table:table-cell office:value-type="string" calcext:value-type="string">
            <text:p>Georges Blanc</text:p>
          </table:table-cell>
          <table:table-cell office:value-type="float" office:value="43.27103" calcext:value-type="float">
            <text:p>43.2710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Bellavista Brut Alm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2900" calcext:value-type="float">
            <text:p>290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Ultimo acquisto pre-vinoteqa (06/03/2025): 4 x 29,00 € da Vinum Boz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d82181vpv3r6h3jwfw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Alma Cuvée Brut</text:p>
          </table:table-cell>
          <table:table-cell office:value-type="string" calcext:value-type="string">
            <text:p>Bellavista</text:p>
          </table:table-cell>
          <table:table-cell office:value-type="float" office:value="32.40239" calcext:value-type="float">
            <text:p>32.40239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Brut Balter Trentodoc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5000" calcext:value-type="float">
            <text:p>5000</text:p>
          </table:table-cell>
          <table:table-cell office:value-type="float" office:value="2440" calcext:value-type="float">
            <text:p>244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Ultimo acquisto pre-vinoteqa (06/06/2023): 6 x 24,40 € da Liber Internationa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db3hw4tjdd47f2dj4m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rut Rosé</text:p>
          </table:table-cell>
          <table:table-cell office:value-type="string" calcext:value-type="string">
            <text:p>Balter</text:p>
          </table:table-cell>
          <table:table-cell office:value-type="float" office:value="22.60673" calcext:value-type="float">
            <text:p>22.6067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Bollé Rosè Spumant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Ultimo acquisto pre-vinoteqa (16/12/2023): 30 x 5,40 € da Agricola Andreol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ex0ce59a1ba75zv9vghc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Espumante</text:p>
          </table:table-cell>
          <table:table-cell office:value-type="string" calcext:value-type="string">
            <text:p>M &amp; M Espumante</text:p>
          </table:table-cell>
          <table:table-cell office:value-type="float" office:value="26.477463" calcext:value-type="float">
            <text:p>26.47746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Champagne Ruinart 0,375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0" calcext:value-type="float">
            <text:p>0</text:p>
          </table:table-cell>
          <table:table-cell office:value-type="float" office:value="7500" calcext:value-type="float">
            <text:p>7500</text:p>
          </table:table-cell>
          <table:table-cell office:value-type="float" office:value="3390" calcext:value-type="float">
            <text:p>339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ltimo acquisto pre-vinoteqa (19/12/2024): 1 x 33,90 € da Weindie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4pmmfdrsyc3d30fzdm74bn4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Champagne Rosé Dom Ruinart Brut</text:p>
          </table:table-cell>
          <table:table-cell office:value-type="string" calcext:value-type="string">
            <text:p>Ruinart</text:p>
          </table:table-cell>
          <table:table-cell office:value-type="float" office:value="42.00881" calcext:value-type="float">
            <text:p>42.0088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Champagne Ruinar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1200" calcext:value-type="float">
            <text:p>11200</text:p>
          </table:table-cell>
          <table:table-cell office:value-type="float" office:value="4990" calcext:value-type="float">
            <text:p>499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ltimo acquisto pre-vinoteqa (19/12/2024): 1 x 49,90 € da Weindie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4pmmfdrsyc3d30fzdm74bn4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Champagne Rosé Dom Ruinart Brut</text:p>
          </table:table-cell>
          <table:table-cell office:value-type="string" calcext:value-type="string">
            <text:p>Ruinart</text:p>
          </table:table-cell>
          <table:table-cell office:value-type="float" office:value="42.00881" calcext:value-type="float">
            <text:p>42.0088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hampagne Premier Roeder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50" calcext:value-type="float">
            <text:p>515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ltimo acquisto pre-vinoteqa (06/12/2023): 1 x 51,50 € da Weindie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5tsmed6vvtv5n5hyqw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Brut Premier</text:p>
          </table:table-cell>
          <table:table-cell office:value-type="string" calcext:value-type="string">
            <text:p>Louis Roederer</text:p>
          </table:table-cell>
          <table:table-cell office:value-type="float" office:value="27.05509" calcext:value-type="float">
            <text:p>27.0550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Cuvée di Gabry Rosé Dry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Ultimo acquisto pre-vinoteqa (25/01/2025): 36 x 5,90 € da La Torder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f11p97hezc9q64019568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Bloom Dry Rosé</text:p>
          </table:table-cell>
          <table:table-cell office:value-type="string" calcext:value-type="string">
            <text:p>Cuvée Flore</text:p>
          </table:table-cell>
          <table:table-cell office:value-type="float" office:value="24.87555" calcext:value-type="float">
            <text:p>24.8755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Ferrari Trento Brut Perlé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6500" calcext:value-type="float">
            <text:p>6500</text:p>
          </table:table-cell>
          <table:table-cell office:value-type="float" office:value="2785" calcext:value-type="float">
            <text:p>278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Ultimo acquisto pre-vinoteqa (07/12/2023): 6 x 27,85 € da Fine Win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ccmccvr75kpwf5g43d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Hommage Trento Brut</text:p>
          </table:table-cell>
          <table:table-cell office:value-type="string" calcext:value-type="string">
            <text:p>Ferrari</text:p>
          </table:table-cell>
          <table:table-cell office:value-type="float" office:value="33.511925" calcext:value-type="float">
            <text:p>33.51192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Franciacorta Cà del Bosc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2650" calcext:value-type="float">
            <text:p>265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ltimo acquisto pre-vinoteqa (19/12/2024): 2 x 26,50 € da Vinum Boz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cc4mxx2fg1tkzn3yk4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Andrea Franciacorta</text:p>
          </table:table-cell>
          <table:table-cell office:value-type="string" calcext:value-type="string">
            <text:p>Ca' del Bosco</text:p>
          </table:table-cell>
          <table:table-cell office:value-type="float" office:value="35.473125" calcext:value-type="float">
            <text:p>35.47312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Franciacorta half bottl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office:value-type="float" office:value="1430" calcext:value-type="float">
            <text:p>143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Ultimo acquisto pre-vinoteqa (07/06/2024): 6 x 14,30 € da Vinum Boz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d1gkskn324fmyv09sq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Brut</text:p>
          </table:table-cell>
          <table:table-cell office:value-type="string" calcext:value-type="string">
            <text:p>1701 Franciacorta</text:p>
          </table:table-cell>
          <table:table-cell office:value-type="float" office:value="28.121624" calcext:value-type="float">
            <text:p>28.12162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Methius Dorigat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4900" calcext:value-type="float">
            <text:p>4900</text:p>
          </table:table-cell>
          <table:table-cell office:value-type="float" office:value="2100" calcext:value-type="float">
            <text:p>210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ltimo acquisto pre-vinoteqa (07/07/2017): 6 x 21,00 € da Azienda Dorigati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fym3zqqwsg24nbg79e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Riserva Methius Brut</text:p>
          </table:table-cell>
          <table:table-cell office:value-type="string" calcext:value-type="string">
            <text:p>Dorigati</text:p>
          </table:table-cell>
          <table:table-cell office:value-type="float" office:value="36.779522" calcext:value-type="float">
            <text:p>36.779522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Prosecco Dirupo Bru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760" calcext:value-type="float">
            <text:p>76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Ultimo acquisto pre-vinoteqa (11/12/2024): 30 x 7,60 € da Agricola Andreol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etzaat9hcztz6zm6yy9d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rosecco Treviso Firzzante</text:p>
          </table:table-cell>
          <table:table-cell office:value-type="string" calcext:value-type="string">
            <text:p>So Prosecco</text:p>
          </table:table-cell>
          <table:table-cell office:value-type="float" office:value="31.43883" calcext:value-type="float">
            <text:p>31.4388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Prosecco Cartizze Torder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700" calcext:value-type="float">
            <text:p>3700</text:p>
          </table:table-cell>
          <table:table-cell office:value-type="float" office:value="1700" calcext:value-type="float">
            <text:p>170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Ultimo acquisto pre-vinoteqa (25/01/2025): 6 x 17,00 € da La Torder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zm2rbd0epd206tzt03bba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artizze Valdobbiadene</text:p>
          </table:table-cell>
          <table:table-cell office:value-type="string" calcext:value-type="string">
            <text:p>La Tordera</text:p>
          </table:table-cell>
          <table:table-cell office:value-type="float" office:value="32.01429" calcext:value-type="float">
            <text:p>32.0142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Tittoni Millesimato Dry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700" calcext:value-type="float">
            <text:p>3700</text:p>
          </table:table-cell>
          <table:table-cell office:value-type="float" office:value="780" calcext:value-type="float">
            <text:p>78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Ultimo acquisto pre-vinoteqa (25/01/2025): 12 x 7,80 € da La Torder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f08yvgmck6dyz1mtpmf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ry River Estate Gewürztraminer</text:p>
          </table:table-cell>
          <table:table-cell office:value-type="string" calcext:value-type="string">
            <text:p>Dry River</text:p>
          </table:table-cell>
          <table:table-cell office:value-type="float" office:value="16.975122" calcext:value-type="float">
            <text:p>16.975122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Trento Natur Bellaved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4400" calcext:value-type="float">
            <text:p>4400</text:p>
          </table:table-cell>
          <table:table-cell office:value-type="float" office:value="1490" calcext:value-type="float">
            <text:p>149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Ultimo acquisto pre-vinoteqa (09/07/2023): 12 x 14,90 € da Azienda Agricola Bellaved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my5sjgdg719rh0e1qk8whd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rut Nature Reserva</text:p>
          </table:table-cell>
          <table:table-cell office:value-type="string" calcext:value-type="string">
            <text:p>Bellaveder</text:p>
          </table:table-cell>
          <table:table-cell office:value-type="float" office:value="32.863213" calcext:value-type="float">
            <text:p>32.86321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Trento Giulio Ferrari Ri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20300" calcext:value-type="float">
            <text:p>20300</text:p>
          </table:table-cell>
          <table:table-cell office:value-type="float" office:value="14300" calcext:value-type="float">
            <text:p>1430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ltimo acquisto pre-vinoteqa (18/09/2024): 1 x 143,00 € da Weindie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cc3eq3g9mgs0f5ns3f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Riserva del Fondatore Giulio Ferrari</text:p>
          </table:table-cell>
          <table:table-cell office:value-type="string" calcext:value-type="string">
            <text:p>Ferrari</text:p>
          </table:table-cell>
          <table:table-cell office:value-type="float" office:value="34.637146" calcext:value-type="float">
            <text:p>34.63714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Veuve Clicquot Champagn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100" calcext:value-type="float">
            <text:p>9100</text:p>
          </table:table-cell>
          <table:table-cell office:value-type="float" office:value="4600" calcext:value-type="float">
            <text:p>46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ltimo acquisto pre-vinoteqa (19/12/2024): 2 x 46,00 € da Weindie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5v3htqpbdj5e49xg3x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Sec Champagne</text:p>
          </table:table-cell>
          <table:table-cell office:value-type="string" calcext:value-type="string">
            <text:p>Veuve Clicquot</text:p>
          </table:table-cell>
          <table:table-cell office:value-type="float" office:value="41.56712" calcext:value-type="float">
            <text:p>41.5671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Arunda Brut Rosé Excello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900" calcext:value-type="float">
            <text:p>4900</text:p>
          </table:table-cell>
          <table:table-cell office:value-type="float" office:value="1800" calcext:value-type="float">
            <text:p>180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ltimo acquisto pre-vinoteqa (25/11/2021): 6 x 18,00 € da Vinum Boz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my5rqpc3zjjtbtyab67r1p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Excellor Rosé Brut</text:p>
          </table:table-cell>
          <table:table-cell office:value-type="string" calcext:value-type="string">
            <text:p>Arunda</text:p>
          </table:table-cell>
          <table:table-cell office:value-type="float" office:value="40.403748" calcext:value-type="float">
            <text:p>40.40374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Pas Dosé Pinot Noi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900" calcext:value-type="float">
            <text:p>4900</text:p>
          </table:table-cell>
          <table:table-cell office:value-type="float" office:value="2360" calcext:value-type="float">
            <text:p>236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Ultimo acquisto pre-vinoteqa (25/06/2024): 6 x 23,60 € da Fine Win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f06539j37xhp7b9f7nbg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osé</text:p>
          </table:table-cell>
          <table:table-cell office:value-type="string" calcext:value-type="string">
            <text:p>Mas Noir</text:p>
          </table:table-cell>
          <table:table-cell office:value-type="float" office:value="29.089018" calcext:value-type="float">
            <text:p>29.089018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Spumante Fujente Bianco - Coppador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Ultimo acquisto pre-vinoteqa (31/03/2024): 24 x 5,80 € da Tenuta Coppador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sxngg3ytcce114szhybv5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ujente Rosé</text:p>
          </table:table-cell>
          <table:table-cell office:value-type="string" calcext:value-type="string">
            <text:p>Coppadoro</text:p>
          </table:table-cell>
          <table:table-cell office:value-type="float" office:value="38.03328" calcext:value-type="float">
            <text:p>38.0332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omitissa Pas Dosé Riserva - Lorenz Martin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office:value-type="float" office:value="2630" calcext:value-type="float">
            <text:p>263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ltimo acquisto pre-vinoteqa (19/12/2024): 1 x 26,30 € da Vinum Boz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frzc2vqd5y3129f1fpq00xp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Comitissa Riserva Pas Dosè</text:p>
          </table:table-cell>
          <table:table-cell office:value-type="string" calcext:value-type="string">
            <text:p>Lorenz Martini</text:p>
          </table:table-cell>
          <table:table-cell office:value-type="float" office:value="47.1054" calcext:value-type="float">
            <text:p>47.105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Prosecco Treviso Alnè - La Torder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Ultimo acquisto pre-vinoteqa (18/09/2024): 24 x 6,25 € da La Torder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my5rvxhw0t5w6tmbywdc3c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Alné Prosecco Treviso Millesimato</text:p>
          </table:table-cell>
          <table:table-cell office:value-type="string" calcext:value-type="string">
            <text:p>La Tordera</text:p>
          </table:table-cell>
          <table:table-cell office:value-type="float" office:value="45.51179" calcext:value-type="float">
            <text:p>45.5117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Trentodoc Rosé Extra Brut Mos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5000" calcext:value-type="float">
            <text:p>5000</text:p>
          </table:table-cell>
          <table:table-cell office:value-type="float" office:value="1900" calcext:value-type="float">
            <text:p>190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Ultimo acquisto pre-vinoteqa (12/06/2023): 6 x 19,00 € da Fine Win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f8156zxv447ckktmt7ej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Secco Rosé</text:p>
          </table:table-cell>
          <table:table-cell office:value-type="string" calcext:value-type="string">
            <text:p>Röser</text:p>
          </table:table-cell>
          <table:table-cell office:value-type="float" office:value="34.84283" calcext:value-type="float">
            <text:p>34.8428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Arunda Cuveé Mugg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0" calcext:value-type="float">
            <text:p>175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ltimo acquisto pre-vinoteqa (03/08/2019): 6 x 17,50 € da Weindie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my5rqpehyztgjc9nww6zd1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uvée Muggi Bubbles Day Extra Brut</text:p>
          </table:table-cell>
          <table:table-cell office:value-type="string" calcext:value-type="string">
            <text:p>Arunda</text:p>
          </table:table-cell>
          <table:table-cell office:value-type="float" office:value="38.275154" calcext:value-type="float">
            <text:p>38.27515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hampagne Rosé Majuer Ayal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1000" calcext:value-type="float">
            <text:p>11000</text:p>
          </table:table-cell>
          <table:table-cell office:value-type="float" office:value="4850" calcext:value-type="float">
            <text:p>485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ltimo acquisto pre-vinoteqa (09/12/2022): 2 x 48,50 € da Weindie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f3cmbryyg13v4vcn3m31h7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Champagne Rosé Majeur Brut</text:p>
          </table:table-cell>
          <table:table-cell office:value-type="string" calcext:value-type="string">
            <text:p>Ayala</text:p>
          </table:table-cell>
          <table:table-cell office:value-type="float" office:value="37.826965" calcext:value-type="float">
            <text:p>37.82696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ava Brut Reserva Heredad Segur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2280" calcext:value-type="float">
            <text:p>228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ltimo acquisto pre-vinoteqa (07/12/2019): 3 x 22,80 € da Weindie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d3qfgwn6w912e55wc7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ava Reserva Heredad Brut</text:p>
          </table:table-cell>
          <table:table-cell office:value-type="string" calcext:value-type="string">
            <text:p>Segura Viudas</text:p>
          </table:table-cell>
          <table:table-cell office:value-type="float" office:value="38.990917" calcext:value-type="float">
            <text:p>38.99091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Champagne Cuveé Rosé Laurent-Perri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1800" calcext:value-type="float">
            <text:p>11800</text:p>
          </table:table-cell>
          <table:table-cell office:value-type="float" office:value="6020" calcext:value-type="float">
            <text:p>602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ltimo acquisto pre-vinoteqa (05/12/2022): 1 x 60,20 € da Vinum Boz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5hf8552h0nbe1h1h3s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Cuvée Rosé Robe Zèbre</text:p>
          </table:table-cell>
          <table:table-cell office:value-type="string" calcext:value-type="string">
            <text:p>Laurent-Perrier</text:p>
          </table:table-cell>
          <table:table-cell office:value-type="float" office:value="41.06646" calcext:value-type="float">
            <text:p>41.0664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Prosecco Dirupo Brut 0,375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430" calcext:value-type="float">
            <text:p>43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Ultimo acquisto pre-vinoteqa (11/12/2024): 12 x 4,30 € da Agricola Andreol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etzaat9hcztz6zm6yy9d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rosecco Treviso Firzzante</text:p>
          </table:table-cell>
          <table:table-cell office:value-type="string" calcext:value-type="string">
            <text:p>So Prosecco</text:p>
          </table:table-cell>
          <table:table-cell office:value-type="float" office:value="31.43883" calcext:value-type="float">
            <text:p>31.4388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XXIII - Ai Boschi Brut Andreol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800" calcext:value-type="float">
            <text:p>3800</text:p>
          </table:table-cell>
          <table:table-cell office:value-type="float" office:value="919" calcext:value-type="float">
            <text:p>91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Ultimo acquisto pre-vinoteqa (16/12/2023): 12 x 9,20 € da Agricola Andreol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my5rhekwczpfn9wwkxzqdk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XXIII Bio Ai Boschi Valdobbiadene</text:p>
          </table:table-cell>
          <table:table-cell office:value-type="string" calcext:value-type="string">
            <text:p>Andreola</text:p>
          </table:table-cell>
          <table:table-cell office:value-type="float" office:value="49.01476" calcext:value-type="float">
            <text:p>49.0147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Champagne Brut Moët Imperia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2500" calcext:value-type="float">
            <text:p>12500</text:p>
          </table:table-cell>
          <table:table-cell office:value-type="float" office:value="6490" calcext:value-type="float">
            <text:p>649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ltimo acquisto pre-vinoteqa (19/12/2024): 1 x 64,90 € da Weindie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6aa2d2k5e3xcw2ayve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Champagne Rosé Impérial Brut</text:p>
          </table:table-cell>
          <table:table-cell office:value-type="string" calcext:value-type="string">
            <text:p>Moët &amp; Chandon</text:p>
          </table:table-cell>
          <table:table-cell office:value-type="float" office:value="27.560036" calcext:value-type="float">
            <text:p>27.560036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Trentodoc Rosé Nature Riserva Bellaved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4800" calcext:value-type="float">
            <text:p>4800</text:p>
          </table:table-cell>
          <table:table-cell office:value-type="float" office:value="1960" calcext:value-type="float">
            <text:p>196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Ultimo acquisto pre-vinoteqa (09/07/2023): 6 x 19,60 € da Azienda Agricola Bellaved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my5sjgyk2sa27nm3cpx908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Trentodoc Brut</text:p>
          </table:table-cell>
          <table:table-cell office:value-type="string" calcext:value-type="string">
            <text:p>Bellaveder</text:p>
          </table:table-cell>
          <table:table-cell office:value-type="float" office:value="42.546364" calcext:value-type="float">
            <text:p>42.54636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Tor Sè Prosecco Rosé Torder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Ultimo acquisto pre-vinoteqa (16/12/2023): 12 x nan da La Torder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zm24mxvp86fd9r7m2br8y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Tor Sè Prosecco Treviso Rosé</text:p>
          </table:table-cell>
          <table:table-cell office:value-type="string" calcext:value-type="string">
            <text:p>La Tordera</text:p>
          </table:table-cell>
          <table:table-cell office:value-type="float" office:value="42.153976" calcext:value-type="float">
            <text:p>42.15397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Trentodoc MAGNUM Rosè Brut Mos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9900" calcext:value-type="float">
            <text:p>9900</text:p>
          </table:table-cell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ltimo acquisto pre-vinoteqa (07/12/2024): 6 x 40,00 € da Fine Win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f8156zxv447ckktmt7ej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Secco Rosé</text:p>
          </table:table-cell>
          <table:table-cell office:value-type="string" calcext:value-type="string">
            <text:p>Röser</text:p>
          </table:table-cell>
          <table:table-cell office:value-type="float" office:value="34.84283" calcext:value-type="float">
            <text:p>34.84283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Trentodoc Blauen Blanc de Noirs Mos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7600" calcext:value-type="float">
            <text:p>76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ltimo acquisto pre-vinoteqa (nan): 0 x nan da n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r2pqcy8hxa4qk4r5m53y22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lauen Blanc de Noirs</text:p>
          </table:table-cell>
          <table:table-cell office:value-type="string" calcext:value-type="string">
            <text:p>Moser</text:p>
          </table:table-cell>
          <table:table-cell office:value-type="float" office:value="33.26687" calcext:value-type="float">
            <text:p>33.2668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Trentodoc 1673 Noir Nature Cesarini Sforz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4800" calcext:value-type="float">
            <text:p>4800</text:p>
          </table:table-cell>
          <table:table-cell office:value-type="float" office:value="1960" calcext:value-type="float">
            <text:p>196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ltimo acquisto pre-vinoteqa (19/05/2023): 6 x 19,60 € da Cantina Lavis e Valle di Cembr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g8xtekr0smnfqgdxv1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Noir Nature 1673</text:p>
          </table:table-cell>
          <table:table-cell office:value-type="string" calcext:value-type="string">
            <text:p>Cesarini Sforza</text:p>
          </table:table-cell>
          <table:table-cell office:value-type="float" office:value="59.795776" calcext:value-type="float">
            <text:p>59.79577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Brut Riserva "36" Cantina di Meran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600" calcext:value-type="float">
            <text:p>4600</text:p>
          </table:table-cell>
          <table:table-cell office:value-type="float" office:value="1800" calcext:value-type="float">
            <text:p>18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ltimo acquisto pre-vinoteqa (16/07/2023): 6 x 18,00 € da Vinum Boz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r2pq1mddt3an3mny3988dd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Riserva 36 Brut</text:p>
          </table:table-cell>
          <table:table-cell office:value-type="string" calcext:value-type="string">
            <text:p>Kellerei Meran</text:p>
          </table:table-cell>
          <table:table-cell office:value-type="float" office:value="26.949469" calcext:value-type="float">
            <text:p>26.94946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Franciacorta Brut Annamaria Clementi Cuvé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9000" calcext:value-type="float">
            <text:p>19000</text:p>
          </table:table-cell>
          <table:table-cell office:value-type="float" office:value="9570" calcext:value-type="float">
            <text:p>957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ltimo acquisto pre-vinoteqa (23/01/2024): 2 x 95,70 € da Vinum Boz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d1gkskn324fmyv09sq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Brut</text:p>
          </table:table-cell>
          <table:table-cell office:value-type="string" calcext:value-type="string">
            <text:p>1701 Franciacorta</text:p>
          </table:table-cell>
          <table:table-cell office:value-type="float" office:value="31.878323" calcext:value-type="float">
            <text:p>31.87832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Bella Glamour Drink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Ultimo acquisto pre-vinoteqa (12/02/2025): 5 x 5,15 € da Vinum Boz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zm05sg0dj1jj7bn7rq8pp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Golden Drink</text:p>
          </table:table-cell>
          <table:table-cell office:value-type="float" office:value="32.204067" calcext:value-type="float">
            <text:p>32.20406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ALPL Sunset Rosé Apple Cid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ltimo acquisto pre-vinoteqa (19/07/2024): 6 x 6,40 € da Weindie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ex2s8tqjz2htfe250qr7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Sunset Blush Rosé</text:p>
          </table:table-cell>
          <table:table-cell office:value-type="string" calcext:value-type="string">
            <text:p>Sunset Meadow</text:p>
          </table:table-cell>
          <table:table-cell office:value-type="float" office:value="29.800262" calcext:value-type="float">
            <text:p>29.80026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Prosecco Brunei 0,375 La Tordera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Ultimo acquisto pre-vinoteqa (18/09/2024): 11 x 5,15 € da La Torder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f3cmc4ekb2nm02raenr8y4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runei Valdobbiadene Prosecco Superiore Brut</text:p>
          </table:table-cell>
          <table:table-cell office:value-type="string" calcext:value-type="string">
            <text:p>La Tordera</text:p>
          </table:table-cell>
          <table:table-cell office:value-type="float" office:value="40.882603" calcext:value-type="float">
            <text:p>40.88260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Praeclarus Pas dosé Rosé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office:value-type="float" office:value="1950" calcext:value-type="float">
            <text:p>195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ltimo acquisto pre-vinoteqa (19/12/2024): 6 x 19,50 € da Kellerei St. Pau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f4jc8tkkvcek2q23x164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osé</text:p>
          </table:table-cell>
          <table:table-cell office:value-type="string" calcext:value-type="string">
            <text:p>Rose''s</text:p>
          </table:table-cell>
          <table:table-cell office:value-type="float" office:value="31.723507" calcext:value-type="float">
            <text:p>31.72350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Fiano di Avellino Exulte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800" calcext:value-type="float">
            <text:p>4800</text:p>
          </table:table-cell>
          <table:table-cell office:value-type="float" office:value="2100" calcext:value-type="float">
            <text:p>210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ltimo acquisto pre-vinoteqa (06/07/2022): 6 x 21,00 € da Pellegrini Sp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my5t8wmnfyrqmswm12p41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reté Fiano di Avellino</text:p>
          </table:table-cell>
          <table:table-cell office:value-type="string" calcext:value-type="string">
            <text:p>Giuseppe Siano</text:p>
          </table:table-cell>
          <table:table-cell office:value-type="float" office:value="31.576744" calcext:value-type="float">
            <text:p>31.57674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Bianco di Custoz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600" calcext:value-type="float">
            <text:p>3600</text:p>
          </table:table-cell>
          <table:table-cell office:value-type="float" office:value="960" calcext:value-type="float">
            <text:p>96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Ultimo acquisto pre-vinoteqa (06/12/2024): 6 x 9,60 € da Vinum Boz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f3cmbsw3ejc60q6d5mxye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ianco di Custoza</text:p>
          </table:table-cell>
          <table:table-cell office:value-type="string" calcext:value-type="string">
            <text:p>Cantina di Custoza</text:p>
          </table:table-cell>
          <table:table-cell office:value-type="float" office:value="38.208427" calcext:value-type="float">
            <text:p>38.20842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Altkirch 0,375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2200" calcext:value-type="float">
            <text:p>2200</text:p>
          </table:table-cell>
          <table:table-cell office:value-type="float" office:value="415" calcext:value-type="float">
            <text:p>41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Ultimo acquisto pre-vinoteqa (15/06/2022): 12 x 4,15 € da Vinum Boz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ewtdsatvrkr0rncwvry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de Chardonnay Mâcon-Chardonnay</text:p>
          </table:table-cell>
          <table:table-cell office:value-type="string" calcext:value-type="string">
            <text:p>Cave de Chardonnay</text:p>
          </table:table-cell>
          <table:table-cell office:value-type="float" office:value="22.143776" calcext:value-type="float">
            <text:p>22.14377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Cardellin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900" calcext:value-type="float">
            <text:p>3900</text:p>
          </table:table-cell>
          <table:table-cell office:value-type="float" office:value="1305" calcext:value-type="float">
            <text:p>130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Ultimo acquisto pre-vinoteqa (06/12/2024): 18 x 13,05 € da Avenue - Elena Walch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ewtdsatvrkr0rncwvry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de Chardonnay Mâcon-Chardonnay</text:p>
          </table:table-cell>
          <table:table-cell office:value-type="string" calcext:value-type="string">
            <text:p>Cave de Chardonnay</text:p>
          </table:table-cell>
          <table:table-cell office:value-type="float" office:value="22.143776" calcext:value-type="float">
            <text:p>22.14377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Löwengang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8400" calcext:value-type="float">
            <text:p>8400</text:p>
          </table:table-cell>
          <table:table-cell office:value-type="float" office:value="4500" calcext:value-type="float">
            <text:p>45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ltimo acquisto pre-vinoteqa (06/12/2024): 2 x 45,00 € da Vinum Boz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ewtdsatvrkr0rncwvry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de Chardonnay Mâcon-Chardonnay</text:p>
          </table:table-cell>
          <table:table-cell office:value-type="string" calcext:value-type="string">
            <text:p>Cave de Chardonnay</text:p>
          </table:table-cell>
          <table:table-cell office:value-type="float" office:value="22.143776" calcext:value-type="float">
            <text:p>22.14377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Altkir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400" calcext:value-type="float">
            <text:p>3400</text:p>
          </table:table-cell>
          <table:table-cell office:value-type="float" office:value="760" calcext:value-type="float">
            <text:p>76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Ultimo acquisto pre-vinoteqa (06/02/2025): 6 x 7,60 € da Weindie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ewtdsatvrkr0rncwvry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de Chardonnay Mâcon-Chardonnay</text:p>
          </table:table-cell>
          <table:table-cell office:value-type="string" calcext:value-type="string">
            <text:p>Cave de Chardonnay</text:p>
          </table:table-cell>
          <table:table-cell office:value-type="float" office:value="22.143776" calcext:value-type="float">
            <text:p>22.14377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ewürztraminer F. Haa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800" calcext:value-type="float">
            <text:p>3800</text:p>
          </table:table-cell>
          <table:table-cell office:value-type="float" office:value="1235" calcext:value-type="float">
            <text:p>123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Ultimo acquisto pre-vinoteqa (30/09/2024): 12 x 12,35 € da Fine Win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f896b1vzp88mz9mxns89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Haas Rot Trocken</text:p>
          </table:table-cell>
          <table:table-cell office:value-type="string" calcext:value-type="string">
            <text:p>Johannes Haas</text:p>
          </table:table-cell>
          <table:table-cell office:value-type="float" office:value="24.638065" calcext:value-type="float">
            <text:p>24.638065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ewürztra. Doc Flora Gir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200" calcext:value-type="float">
            <text:p>4200</text:p>
          </table:table-cell>
          <table:table-cell office:value-type="float" office:value="1500" calcext:value-type="float">
            <text:p>15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Ultimo acquisto pre-vinoteqa (14/12/2024): 6 x 15,00 € da Kellerei Girl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ev7pa2g99etzw3ftz5d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lora''''s Legacy Chardonnay</text:p>
          </table:table-cell>
          <table:table-cell office:value-type="string" calcext:value-type="string">
            <text:p>Flora Springs</text:p>
          </table:table-cell>
          <table:table-cell office:value-type="float" office:value="25.61818" calcext:value-type="float">
            <text:p>25.6181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ewürztraminer Nussbaum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700" calcext:value-type="float">
            <text:p>4700</text:p>
          </table:table-cell>
          <table:table-cell office:value-type="float" office:value="2110" calcext:value-type="float">
            <text:p>211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Ultimo acquisto pre-vinoteqa (18/09/2024): 6 x 21,10 € da Vinum Boz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avwefgpsx99hyhcagvqmvz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urztraminer</text:p>
          </table:table-cell>
          <table:table-cell office:value-type="string" calcext:value-type="string">
            <text:p>Domaine Nussbaumer</text:p>
          </table:table-cell>
          <table:table-cell office:value-type="float" office:value="29.560192" calcext:value-type="float">
            <text:p>29.56019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ewürtraminer Tramin 0,37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600" calcext:value-type="float">
            <text:p>2600</text:p>
          </table:table-cell>
          <table:table-cell office:value-type="float" office:value="580" calcext:value-type="float">
            <text:p>58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ltimo acquisto pre-vinoteqa (06/12/2024): 6 x 5,80 € da Vinum Boz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f4d27v6t1w92xxhep8xt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Orphan Train</text:p>
          </table:table-cell>
          <table:table-cell office:value-type="string" calcext:value-type="string">
            <text:p>Train Wreck</text:p>
          </table:table-cell>
          <table:table-cell office:value-type="float" office:value="22.098621" calcext:value-type="float">
            <text:p>22.09862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Kerner Nössing Val Isarc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700" calcext:value-type="float">
            <text:p>3700</text:p>
          </table:table-cell>
          <table:table-cell office:value-type="float" office:value="1120" calcext:value-type="float">
            <text:p>112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Ultimo acquisto pre-vinoteqa (13/02/2025): 6 x 11,20 € da Weindie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zm1vak61jaga48f7sxfa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</text:p>
          </table:table-cell>
          <table:table-cell office:value-type="string" calcext:value-type="string">
            <text:p>Manni Nössing</text:p>
          </table:table-cell>
          <table:table-cell office:value-type="float" office:value="30.938622" calcext:value-type="float">
            <text:p>30.938622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Müller Thurgau V. Forch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Ultimo acquisto pre-vinoteqa (19/05/2023): 12 x 13,00 € da Cantina Lavis e Valle di Cembr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cw4dfmvpwpxmrhemc3en85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üller-Thurgau</text:p>
          </table:table-cell>
          <table:table-cell office:value-type="string" calcext:value-type="string">
            <text:p>Müller</text:p>
          </table:table-cell>
          <table:table-cell office:value-type="float" office:value="29.995264" calcext:value-type="float">
            <text:p>29.99526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Müller Thurgau Etz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600" calcext:value-type="float">
            <text:p>3600</text:p>
          </table:table-cell>
          <table:table-cell office:value-type="float" office:value="1019" calcext:value-type="float">
            <text:p>1019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ltimo acquisto pre-vinoteqa (11/12/2024): 6 x 10,20 € da Vinum Boz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cw4dfmvpwpxmrhemc3en85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üller-Thurgau</text:p>
          </table:table-cell>
          <table:table-cell office:value-type="string" calcext:value-type="string">
            <text:p>Müller</text:p>
          </table:table-cell>
          <table:table-cell office:value-type="float" office:value="29.995264" calcext:value-type="float">
            <text:p>29.99526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Müller Thurgau Nössing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600" calcext:value-type="float">
            <text:p>3600</text:p>
          </table:table-cell>
          <table:table-cell office:value-type="float" office:value="1050" calcext:value-type="float">
            <text:p>105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Ultimo acquisto pre-vinoteqa (30/09/2024): 6 x 10,50 € da Fine Win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zm1va5m3vn297amcfbyc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üller Thurgau Sass Rigais</text:p>
          </table:table-cell>
          <table:table-cell office:value-type="string" calcext:value-type="string">
            <text:p>Manni Nössing</text:p>
          </table:table-cell>
          <table:table-cell office:value-type="float" office:value="32.68418" calcext:value-type="float">
            <text:p>32.68418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Müller Thurgau San Lorenz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500" calcext:value-type="float">
            <text:p>3500</text:p>
          </table:table-cell>
          <table:table-cell office:value-type="float" office:value="690" calcext:value-type="float">
            <text:p>69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Ultimo acquisto pre-vinoteqa (31/07/2024): 18 x 6,90 € da Azienda Agricola Bellaved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qmmfp4xv02pdhywnd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n Lorenzo Soave</text:p>
          </table:table-cell>
          <table:table-cell office:value-type="string" calcext:value-type="string">
            <text:p>Borgo San Lorenzo</text:p>
          </table:table-cell>
          <table:table-cell office:value-type="float" office:value="33.393986" calcext:value-type="float">
            <text:p>33.39398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Müller Thuragu frizzant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2900" calcext:value-type="float">
            <text:p>2900</text:p>
          </table:table-cell>
          <table:table-cell office:value-type="float" office:value="630" calcext:value-type="float">
            <text:p>63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ltimo acquisto pre-vinoteqa (10/07/2023): 6 x 6,30 € da Weindie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cw4dfmvpwpxmrhemc3en85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üller-Thurgau</text:p>
          </table:table-cell>
          <table:table-cell office:value-type="string" calcext:value-type="string">
            <text:p>Müller</text:p>
          </table:table-cell>
          <table:table-cell office:value-type="float" office:value="29.023855" calcext:value-type="float">
            <text:p>29.02385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Moscato Giallo amabil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400" calcext:value-type="float">
            <text:p>3400</text:p>
          </table:table-cell>
          <table:table-cell office:value-type="float" office:value="720" calcext:value-type="float">
            <text:p>72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ltimo acquisto pre-vinoteqa (19/09/2023): 2 x 7,20 € da Weindie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sq493kza5fdzhjkyywmtj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oscato</text:p>
          </table:table-cell>
          <table:table-cell office:value-type="string" calcext:value-type="string">
            <text:p>Roscato</text:p>
          </table:table-cell>
          <table:table-cell office:value-type="float" office:value="31.062782" calcext:value-type="float">
            <text:p>31.062782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Nosiola Trentino Sole Alt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500" calcext:value-type="float">
            <text:p>3500</text:p>
          </table:table-cell>
          <table:table-cell office:value-type="float" office:value="919" calcext:value-type="float">
            <text:p>91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Ultimo acquisto pre-vinoteqa (11/09/2024): 12 x 9,20 € da Liber Internationa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f2aebs2n9ss5p9bzms2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rab &amp; Sole Pinot Blanc</text:p>
          </table:table-cell>
          <table:table-cell office:value-type="string" calcext:value-type="string">
            <text:p>Crab &amp; Sole</text:p>
          </table:table-cell>
          <table:table-cell office:value-type="float" office:value="22.15961" calcext:value-type="float">
            <text:p>22.1596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inot grigio Livio Fellug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000" calcext:value-type="float">
            <text:p>4000</text:p>
          </table:table-cell>
          <table:table-cell office:value-type="float" office:value="1270" calcext:value-type="float">
            <text:p>127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ltimo acquisto pre-vinoteqa (14/06/2024): 6 x 12,70 € da Livio Fellug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km1bmy5tgt972cjb7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</text:p>
          </table:table-cell>
          <table:table-cell office:value-type="string" calcext:value-type="string">
            <text:p>Livio Felluga</text:p>
          </table:table-cell>
          <table:table-cell office:value-type="float" office:value="44.19301" calcext:value-type="float">
            <text:p>44.1930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inot grigio Punggl Nal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600" calcext:value-type="float">
            <text:p>3600</text:p>
          </table:table-cell>
          <table:table-cell office:value-type="float" office:value="1240" calcext:value-type="float">
            <text:p>124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Ultimo acquisto pre-vinoteqa (23/12/2024): 6 x 12,40 € da Fine Win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pd0bp2fctnk2bf86e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Punggl</text:p>
          </table:table-cell>
          <table:table-cell office:value-type="string" calcext:value-type="string">
            <text:p>Nals Margreid</text:p>
          </table:table-cell>
          <table:table-cell office:value-type="float" office:value="40.201195" calcext:value-type="float">
            <text:p>40.201195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inot grigio Ringberg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300" calcext:value-type="float">
            <text:p>4300</text:p>
          </table:table-cell>
          <table:table-cell office:value-type="float" office:value="1565" calcext:value-type="float">
            <text:p>156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Ultimo acquisto pre-vinoteqa (06/12/2024): 6 x 15,65 € da Avenue - Elena Walch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avweebzts1p3yq2ts9paph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</text:p>
          </table:table-cell>
          <table:table-cell office:value-type="string" calcext:value-type="string">
            <text:p>El Grigio</text:p>
          </table:table-cell>
          <table:table-cell office:value-type="float" office:value="30.46688" calcext:value-type="float">
            <text:p>30.4668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inot Grigio Muri Grie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3300" calcext:value-type="float">
            <text:p>3300</text:p>
          </table:table-cell>
          <table:table-cell office:value-type="float" office:value="765" calcext:value-type="float">
            <text:p>765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Ultimo acquisto pre-vinoteqa (05/02/2025): 60 x 7,65 € da Convento Muri Gri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4pmmfh5er94nrxb6bh2xqg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Südtirol</text:p>
          </table:table-cell>
          <table:table-cell office:value-type="string" calcext:value-type="string">
            <text:p>Muri-Gries</text:p>
          </table:table-cell>
          <table:table-cell office:value-type="float" office:value="44.934036" calcext:value-type="float">
            <text:p>44.93403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inot bianco Plattenrieg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500" calcext:value-type="float">
            <text:p>3500</text:p>
          </table:table-cell>
          <table:table-cell office:value-type="float" office:value="969" calcext:value-type="float">
            <text:p>969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Ultimo acquisto pre-vinoteqa (14/12/2024): 24 x 9,70 € da Kellerei Girl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fxnej80e8epw7wwz1s185n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allagarina Bianco</text:p>
          </table:table-cell>
          <table:table-cell office:value-type="string" calcext:value-type="string">
            <text:p>Maso Bianco</text:p>
          </table:table-cell>
          <table:table-cell office:value-type="float" office:value="22.450874" calcext:value-type="float">
            <text:p>22.45087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esling Falkenstei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900" calcext:value-type="float">
            <text:p>3900</text:p>
          </table:table-cell>
          <table:table-cell office:value-type="float" office:value="1350" calcext:value-type="float">
            <text:p>135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Ultimo acquisto pre-vinoteqa (13/02/2025): 6 x 13,50 € da Weindie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zm0ay4zbkrhchknmkzn6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alkensteiner Hofberg Riesling Auslese</text:p>
          </table:table-cell>
          <table:table-cell office:value-type="string" calcext:value-type="string">
            <text:p>Hofgut Falkenstein</text:p>
          </table:table-cell>
          <table:table-cell office:value-type="float" office:value="31.278698" calcext:value-type="float">
            <text:p>31.27869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esling Kaiton Kuen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100" calcext:value-type="float">
            <text:p>4100</text:p>
          </table:table-cell>
          <table:table-cell office:value-type="float" office:value="1470" calcext:value-type="float">
            <text:p>147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Ultimo acquisto pre-vinoteqa (13/02/2025): 6 x 14,70 € da Vinum Boz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ev47pvq3sxsg1a6a58x4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Riesling Spätlese</text:p>
          </table:table-cell>
          <table:table-cell office:value-type="string" calcext:value-type="string">
            <text:p>Weingut Villa Riesling</text:p>
          </table:table-cell>
          <table:table-cell office:value-type="float" office:value="23.086466" calcext:value-type="float">
            <text:p>23.08646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esling Unterortl Juva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700" calcext:value-type="float">
            <text:p>4700</text:p>
          </table:table-cell>
          <table:table-cell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Ultimo acquisto pre-vinoteqa (13/02/2025): 3 x 19,90 € da Vinum Boz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sxmvxqszca07feftggem9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Vinea Juval Grappa</text:p>
          </table:table-cell>
          <table:table-cell office:value-type="string" calcext:value-type="string">
            <text:p>Weingut Unterortl - Castel Juval</text:p>
          </table:table-cell>
          <table:table-cell office:value-type="float" office:value="42.034035" calcext:value-type="float">
            <text:p>42.03403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 Valentin 0,375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100" calcext:value-type="float">
            <text:p>3100</text:p>
          </table:table-cell>
          <table:table-cell office:value-type="float" office:value="969" calcext:value-type="float">
            <text:p>96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ltimo acquisto pre-vinoteqa (14/06/2023): 6 x 9,70 € da Vinum Boz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sdfevgab8g251fmfj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rlborough Sauvignon Blanc</text:p>
          </table:table-cell>
          <table:table-cell office:value-type="string" calcext:value-type="string">
            <text:p>Sauvignon Republic</text:p>
          </table:table-cell>
          <table:table-cell office:value-type="float" office:value="28.569954" calcext:value-type="float">
            <text:p>28.56995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 Niedrist Ignaz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1540" calcext:value-type="float">
            <text:p>154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ltimo acquisto pre-vinoteqa (16/07/2024): 6 x 15,40 € da Fine Win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nhsb780pa608pcmee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Limes</text:p>
          </table:table-cell>
          <table:table-cell office:value-type="string" calcext:value-type="string">
            <text:p>Ignaz Niedrist</text:p>
          </table:table-cell>
          <table:table-cell office:value-type="float" office:value="48.198833" calcext:value-type="float">
            <text:p>48.19883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oave Classico Calvarin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600" calcext:value-type="float">
            <text:p>3600</text:p>
          </table:table-cell>
          <table:table-cell office:value-type="float" office:value="1705" calcext:value-type="float">
            <text:p>170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Ultimo acquisto pre-vinoteqa (13/02/2025): 12 x 17,05 € da Weindie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vnsdeytxsszr6qgdd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oave Classico</text:p>
          </table:table-cell>
          <table:table-cell office:value-type="string" calcext:value-type="string">
            <text:p>Cantina di Soave</text:p>
          </table:table-cell>
          <table:table-cell office:value-type="float" office:value="31.534214" calcext:value-type="float">
            <text:p>31.53421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toan Cuvée Trami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600" calcext:value-type="float">
            <text:p>4600</text:p>
          </table:table-cell>
          <table:table-cell office:value-type="float" office:value="1989" calcext:value-type="float">
            <text:p>198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Ultimo acquisto pre-vinoteqa (10/01/2025): 6 x 19,90 € da Weindie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sq47xgny3zdnmy8t6fhvy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toan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31.821453" calcext:value-type="float">
            <text:p>31.82145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ylvaner Kuenhof Plig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1395" calcext:value-type="float">
            <text:p>139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ltimo acquisto pre-vinoteqa (01/02/2024): 6 x 13,95 € da Vinum Boz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etzfkdmdv319r4avn45x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Silvaner</text:p>
          </table:table-cell>
          <table:table-cell office:value-type="string" calcext:value-type="string">
            <text:p>Silvaner Weingut Seufert</text:p>
          </table:table-cell>
          <table:table-cell office:value-type="float" office:value="23.655678" calcext:value-type="float">
            <text:p>23.65567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ylvaner Villscheider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600" calcext:value-type="float">
            <text:p>3600</text:p>
          </table:table-cell>
          <table:table-cell office:value-type="float" office:value="960" calcext:value-type="float">
            <text:p>96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Ultimo acquisto pre-vinoteqa (27/12/2024): 6 x 9,60 € da Weindie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etzfkdmdv319r4avn45x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Silvaner</text:p>
          </table:table-cell>
          <table:table-cell office:value-type="string" calcext:value-type="string">
            <text:p>Silvaner Weingut Seufert</text:p>
          </table:table-cell>
          <table:table-cell office:value-type="float" office:value="23.655678" calcext:value-type="float">
            <text:p>23.655678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Terlaner Classic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700" calcext:value-type="float">
            <text:p>3700</text:p>
          </table:table-cell>
          <table:table-cell office:value-type="float" office:value="1030" calcext:value-type="float">
            <text:p>103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Ultimo acquisto pre-vinoteqa (30/01/2025): 18 x 10,30 € da Kellerei Terl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exbfz8khb8x631wsyt0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olà 2 Classic Blanco</text:p>
          </table:table-cell>
          <table:table-cell office:value-type="string" calcext:value-type="string">
            <text:p>Solà Classic</text:p>
          </table:table-cell>
          <table:table-cell office:value-type="float" office:value="21.314537" calcext:value-type="float">
            <text:p>21.31453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Terlaner Cl. Kiemberg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800" calcext:value-type="float">
            <text:p>3800</text:p>
          </table:table-cell>
          <table:table-cell office:value-type="float" office:value="1050" calcext:value-type="float">
            <text:p>105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ltimo acquisto pre-vinoteqa (08/08/2024): 6 x 10,50 € da Weindie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n592w6scbw89w9dtt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erlaner</text:p>
          </table:table-cell>
          <table:table-cell office:value-type="string" calcext:value-type="string">
            <text:p>Kiemberger</text:p>
          </table:table-cell>
          <table:table-cell office:value-type="float" office:value="43.36872" calcext:value-type="float">
            <text:p>43.3687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Veltliner Strasser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600" calcext:value-type="float">
            <text:p>3600</text:p>
          </table:table-cell>
          <table:table-cell office:value-type="float" office:value="1175" calcext:value-type="float">
            <text:p>117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Ultimo acquisto pre-vinoteqa (28/01/2025): 6 x 11,75 € da Vinum Boz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4pmmfxh7kxqfr3ehf3zcza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</text:p>
          </table:table-cell>
          <table:table-cell office:value-type="string" calcext:value-type="string">
            <text:p>Strasserhof</text:p>
          </table:table-cell>
          <table:table-cell office:value-type="float" office:value="35.78798" calcext:value-type="float">
            <text:p>35.7879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Vernaccia di S. Gimignan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ltimo acquisto pre-vinoteqa (07/12/2023): 6 x 6,95 € da Fine Win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eskv7gjrkyb9qvb5rmdj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Vernaccia di Oristano</text:p>
          </table:table-cell>
          <table:table-cell office:value-type="string" calcext:value-type="string">
            <text:p>Vernaccia Oristano</text:p>
          </table:table-cell>
          <table:table-cell office:value-type="float" office:value="33.052097" calcext:value-type="float">
            <text:p>33.05209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Terlaner Sauvignon Quarz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2799" calcext:value-type="float">
            <text:p>2799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ltimo acquisto pre-vinoteqa (06/07/2022): 6 x 27,99 € da n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sdfevgab8g251fmfj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rlborough Sauvignon Blanc</text:p>
          </table:table-cell>
          <table:table-cell office:value-type="string" calcext:value-type="string">
            <text:p>Sauvignon Republic</text:p>
          </table:table-cell>
          <table:table-cell office:value-type="float" office:value="28.569954" calcext:value-type="float">
            <text:p>28.56995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Lafoa - Colterenz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1989" calcext:value-type="float">
            <text:p>1989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Ultimo acquisto pre-vinoteqa (10/01/2025): 6 x 19,90 € da Weindie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daap8qgvttdchv03p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Lafóa</text:p>
          </table:table-cell>
          <table:table-cell office:value-type="string" calcext:value-type="string">
            <text:p>Kellerei Schreckbichl / Cantina Colterenzio</text:p>
          </table:table-cell>
          <table:table-cell office:value-type="float" office:value="28.975134" calcext:value-type="float">
            <text:p>28.97513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inot Grigio St. Paul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300" calcext:value-type="float">
            <text:p>3300</text:p>
          </table:table-cell>
          <table:table-cell office:value-type="float" office:value="690" calcext:value-type="float">
            <text:p>69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Ultimo acquisto pre-vinoteqa (19/12/2024): 24 x 6,90 € da Kellerei St. Pau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avweebzts1p3yq2ts9paph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</text:p>
          </table:table-cell>
          <table:table-cell office:value-type="string" calcext:value-type="string">
            <text:p>El Grigio</text:p>
          </table:table-cell>
          <table:table-cell office:value-type="float" office:value="30.46688" calcext:value-type="float">
            <text:p>30.4668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rüner Veltliner Praepositus - Novacell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Ultimo acquisto pre-vinoteqa (19/03/2025): 6 x 14,90 € da Vinum Boz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my5rbqz63eb6q9p4e2k94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Praepositus</text:p>
          </table:table-cell>
          <table:table-cell office:value-type="string" calcext:value-type="string">
            <text:p>Abbazia di Novacella (Stiftskellerei Neustift)</text:p>
          </table:table-cell>
          <table:table-cell office:value-type="float" office:value="35.427345" calcext:value-type="float">
            <text:p>35.42734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LR Cuveé Bianco - Schreckbich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13000" calcext:value-type="float">
            <text:p>13000</text:p>
          </table:table-cell>
          <table:table-cell office:value-type="float" office:value="4900" calcext:value-type="float">
            <text:p>49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ltimo acquisto pre-vinoteqa (16/02/2018): 1 x 49,00 € da Schreckbich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492fr5ca6kj4bcg3q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Kellerei Schreckbichl / Cantina Colterenzio</text:p>
          </table:table-cell>
          <table:table-cell office:value-type="float" office:value="29.317163" calcext:value-type="float">
            <text:p>29.31716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inot bianco Eichhorn - Maninco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900" calcext:value-type="float">
            <text:p>4900</text:p>
          </table:table-cell>
          <table:table-cell office:value-type="float" office:value="2120" calcext:value-type="float">
            <text:p>212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ltimo acquisto pre-vinoteqa (01/10/2024): 6 x 21,20 € da Weindie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k74ky4hsnkr6sztp9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Eichhorn Bio</text:p>
          </table:table-cell>
          <table:table-cell office:value-type="string" calcext:value-type="string">
            <text:p>Manincor</text:p>
          </table:table-cell>
          <table:table-cell office:value-type="float" office:value="44.526546" calcext:value-type="float">
            <text:p>44.52654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Magnum Pinot Bianco Sirmi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4100" calcext:value-type="float">
            <text:p>4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ltimo acquisto pre-vinoteqa (25/01/2025): 1 x 41,00 € da Weindie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fxnej80e8epw7wwz1s185n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allagarina Bianco</text:p>
          </table:table-cell>
          <table:table-cell office:value-type="string" calcext:value-type="string">
            <text:p>Maso Bianco</text:p>
          </table:table-cell>
          <table:table-cell office:value-type="float" office:value="22.450874" calcext:value-type="float">
            <text:p>22.45087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Magnum - Lugana Cà dei Frat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2720" calcext:value-type="float">
            <text:p>272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ltimo acquisto pre-vinoteqa (14/06/2023): 1 x 27,20 € da Vinum Boz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d21816c7pdatn9v5f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gana I Frati</text:p>
          </table:table-cell>
          <table:table-cell office:value-type="string" calcext:value-type="string">
            <text:p>Cà dei Frati</text:p>
          </table:table-cell>
          <table:table-cell office:value-type="float" office:value="49.18597" calcext:value-type="float">
            <text:p>49.1859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fefferer - Moscato Giallo Colterenz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300" calcext:value-type="float">
            <text:p>3300</text:p>
          </table:table-cell>
          <table:table-cell office:value-type="float" office:value="760" calcext:value-type="float">
            <text:p>76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Ultimo acquisto pre-vinoteqa (25/08/2024): 6 x 7,60 € da Weindie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sq493kza5fdzhjkyywmtj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oscato</text:p>
          </table:table-cell>
          <table:table-cell office:value-type="string" calcext:value-type="string">
            <text:p>Roscato</text:p>
          </table:table-cell>
          <table:table-cell office:value-type="float" office:value="31.062782" calcext:value-type="float">
            <text:p>31.06278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onte della Vipera Antinor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700" calcext:value-type="float">
            <text:p>4700</text:p>
          </table:table-cell>
          <table:table-cell office:value-type="float" office:value="1600" calcext:value-type="float">
            <text:p>16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ltimo acquisto pre-vinoteqa (28/05/2024): 6 x 16,00 € da Marchesi Antinori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s3eptfq05cxx4hpjv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astello della Sala Conte della Vipera</text:p>
          </table:table-cell>
          <table:table-cell office:value-type="string" calcext:value-type="string">
            <text:p>Antinori</text:p>
          </table:table-cell>
          <table:table-cell office:value-type="float" office:value="39.616608" calcext:value-type="float">
            <text:p>39.61660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inot Bianco 0,375 Plötzner St. Pauls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400" calcext:value-type="float">
            <text:p>2400</text:p>
          </table:table-cell>
          <table:table-cell office:value-type="float" office:value="459" calcext:value-type="float">
            <text:p>45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ltimo acquisto pre-vinoteqa (18/03/2022): 6 x 4,60 € da Vinum Boz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4pmmfq3h8p19bky2jp2n8c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lötzner Pinot Bianco</text:p>
          </table:table-cell>
          <table:table-cell office:value-type="string" calcext:value-type="string">
            <text:p>Kellerei St. Pauls</text:p>
          </table:table-cell>
          <table:table-cell office:value-type="float" office:value="38.497078" calcext:value-type="float">
            <text:p>38.497078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Cardellino Magnum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000" calcext:value-type="float">
            <text:p>8000</text:p>
          </table:table-cell>
          <table:table-cell office:value-type="float" office:value="2680" calcext:value-type="float">
            <text:p>268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ltimo acquisto pre-vinoteqa (06/12/2024): 1 x 26,80 € da Avenue - Elena Walch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ewtdsatvrkr0rncwvry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de Chardonnay Mâcon-Chardonnay</text:p>
          </table:table-cell>
          <table:table-cell office:value-type="string" calcext:value-type="string">
            <text:p>Cave de Chardonnay</text:p>
          </table:table-cell>
          <table:table-cell office:value-type="float" office:value="22.143776" calcext:value-type="float">
            <text:p>22.14377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Kerner Praepositus Abbazia di Novacell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200" calcext:value-type="float">
            <text:p>4200</text:p>
          </table:table-cell>
          <table:table-cell office:value-type="float" office:value="1490" calcext:value-type="float">
            <text:p>149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ltimo acquisto pre-vinoteqa (18/09/2024): 6 x 14,90 € da Vinum Boz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my5rbqpkdt1kxf4qvpa0e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 Praepositus</text:p>
          </table:table-cell>
          <table:table-cell office:value-type="string" calcext:value-type="string">
            <text:p>Abbazia di Novacella (Stiftskellerei Neustift)</text:p>
          </table:table-cell>
          <table:table-cell office:value-type="float" office:value="48.00847" calcext:value-type="float">
            <text:p>48.0084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Müller Thurgau Feldmarschall Tiefenbrunn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7400" calcext:value-type="float">
            <text:p>7400</text:p>
          </table:table-cell>
          <table:table-cell office:value-type="float" office:value="3725" calcext:value-type="float">
            <text:p>372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Ultimo acquisto pre-vinoteqa (07/06/2024): 6 x 37,25 € da Fine Win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sq47vezrd4vebp8esf2yb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üller Thurgau Feldmarschall von Fenner</text:p>
          </table:table-cell>
          <table:table-cell office:value-type="string" calcext:value-type="string">
            <text:p>Tiefenbrunner</text:p>
          </table:table-cell>
          <table:table-cell office:value-type="float" office:value="44.93981" calcext:value-type="float">
            <text:p>44.93981</text:p>
          </table:table-cell>
        </table:table-row>
        <table:table-row table:style-name="ro2">
          <table:table-cell table:style-name="ce2"/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Verdicchio di Matelica Colle Stefan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3300" calcext:value-type="float">
            <text:p>3300</text:p>
          </table:table-cell>
          <table:table-cell office:value-type="float" office:value="670" calcext:value-type="float">
            <text:p>67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Ultimo acquisto pre-vinoteqa (19/03/2025): 12 x 6,70 € da Vinum Boz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sxnvfcbmb3nrq8r15ty4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erdicchio di Matelica</text:p>
          </table:table-cell>
          <table:table-cell office:value-type="string" calcext:value-type="string">
            <text:p>Stefano Zoli</text:p>
          </table:table-cell>
          <table:table-cell office:value-type="float" office:value="36.16263" calcext:value-type="float">
            <text:p>36.1626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W... Dreams ... - Jerman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900" calcext:value-type="float">
            <text:p>6900</text:p>
          </table:table-cell>
          <table:table-cell office:value-type="float" office:value="3620" calcext:value-type="float">
            <text:p>362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ltimo acquisto pre-vinoteqa (07/12/2024): 6 x 36,20 € da Fine Win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zm233zwqe7p05923rhgp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Where Dreams have no end</text:p>
          </table:table-cell>
          <table:table-cell office:value-type="string" calcext:value-type="string">
            <text:p>Jermann</text:p>
          </table:table-cell>
          <table:table-cell office:value-type="float" office:value="25.45853" calcext:value-type="float">
            <text:p>25.4585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Magnum Müller Thurgau Nössing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200" calcext:value-type="float">
            <text:p>7200</text:p>
          </table:table-cell>
          <table:table-cell office:value-type="float" office:value="1700" calcext:value-type="float">
            <text:p>17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ltimo acquisto pre-vinoteqa (06/12/2019): 3 x 17,00 € da Fine Win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zm1va5m3vn297amcfbyc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üller Thurgau Sass Rigais</text:p>
          </table:table-cell>
          <table:table-cell office:value-type="string" calcext:value-type="string">
            <text:p>Manni Nössing</text:p>
          </table:table-cell>
          <table:table-cell office:value-type="float" office:value="32.68418" calcext:value-type="float">
            <text:p>32.6841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Lugana Pansere Tenuta Fraccarol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3400" calcext:value-type="float">
            <text:p>3400</text:p>
          </table:table-cell>
          <table:table-cell office:value-type="float" office:value="750" calcext:value-type="float">
            <text:p>75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Ultimo acquisto pre-vinoteqa (06/03/2025): 12 x 7,50 € da Weindie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kg8bzf7axvgwm6n3y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gana Pansere</text:p>
          </table:table-cell>
          <table:table-cell office:value-type="string" calcext:value-type="string">
            <text:p>Flli Fraccaroli</text:p>
          </table:table-cell>
          <table:table-cell office:value-type="float" office:value="43.084732" calcext:value-type="float">
            <text:p>43.08473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Magnum Sylvaner Aristo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100" calcext:value-type="float">
            <text:p>7100</text:p>
          </table:table-cell>
          <table:table-cell office:value-type="float" office:value="3100" calcext:value-type="float">
            <text:p>31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ltimo acquisto pre-vinoteqa (05/12/2022): 1 x 31,00 € da Weindie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etzfkdmdv319r4avn45x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Silvaner</text:p>
          </table:table-cell>
          <table:table-cell office:value-type="string" calcext:value-type="string">
            <text:p>Silvaner Weingut Seufert</text:p>
          </table:table-cell>
          <table:table-cell office:value-type="float" office:value="23.655678" calcext:value-type="float">
            <text:p>23.65567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Le Viogn BIO Tröpfeltal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400" calcext:value-type="float">
            <text:p>4400</text:p>
          </table:table-cell>
          <table:table-cell office:value-type="float" office:value="1720" calcext:value-type="float">
            <text:p>172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ltimo acquisto pre-vinoteqa (16/07/2024): 6 x 17,20 € da Vinum Boz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arvcmmk49tx91qh54r9h53r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osèMarie Bio</text:p>
          </table:table-cell>
          <table:table-cell office:value-type="string" calcext:value-type="string">
            <text:p>Tröpfltalhof</text:p>
          </table:table-cell>
          <table:table-cell office:value-type="float" office:value="36.178135" calcext:value-type="float">
            <text:p>36.17813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Vermentino di Sardegna Oliana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400" calcext:value-type="float">
            <text:p>3400</text:p>
          </table:table-cell>
          <table:table-cell office:value-type="float" office:value="890" calcext:value-type="float">
            <text:p>89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ltimo acquisto pre-vinoteqa (19/03/2025): 6 x 8,90 € da Vinum Boz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cwvb3t4w83fzs3wq09mc1y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orisca Vermentino di Sardegna</text:p>
          </table:table-cell>
          <table:table-cell office:value-type="string" calcext:value-type="string">
            <text:p>Olianas</text:p>
          </table:table-cell>
          <table:table-cell office:value-type="float" office:value="45.119328" calcext:value-type="float">
            <text:p>45.11932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iovo Cuveé Bergkellerei Passei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800" calcext:value-type="float">
            <text:p>4800</text:p>
          </table:table-cell>
          <table:table-cell office:value-type="float" office:value="2100" calcext:value-type="float">
            <text:p>210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ltimo acquisto pre-vinoteqa (06/12/2023): 6 x 21,00 € da Vinum Boz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sq494wbjx6m6h8k0rc3zy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iovo</text:p>
          </table:table-cell>
          <table:table-cell office:value-type="string" calcext:value-type="string">
            <text:p>Bergkellerei Passeier</text:p>
          </table:table-cell>
          <table:table-cell office:value-type="float" office:value="63.433414" calcext:value-type="float">
            <text:p>63.43341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avi del Comundi di Gavi Minai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400" calcext:value-type="float">
            <text:p>3400</text:p>
          </table:table-cell>
          <table:table-cell office:value-type="float" office:value="730" calcext:value-type="float">
            <text:p>73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Ultimo acquisto pre-vinoteqa (06/12/2024): 6 x 7,30 € da Vinum Boz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my5t1qnw2xy7a2mee75mg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io Gavi del Comune di Gavi</text:p>
          </table:table-cell>
          <table:table-cell office:value-type="string" calcext:value-type="string">
            <text:p>Produttori del Gavi</text:p>
          </table:table-cell>
          <table:table-cell office:value-type="float" office:value="63.51319" calcext:value-type="float">
            <text:p>63.5131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rüner Veltliner Tenuta Röck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900" calcext:value-type="float">
            <text:p>3900</text:p>
          </table:table-cell>
          <table:table-cell office:value-type="float" office:value="1350" calcext:value-type="float">
            <text:p>135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Ultimo acquisto pre-vinoteqa (11/03/2025): 6 x 13,50 € da Vinum Boz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avwefgv8qdxvrz3rkd2f14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</text:p>
          </table:table-cell>
          <table:table-cell office:value-type="string" calcext:value-type="string">
            <text:p>Gruber Röschitz</text:p>
          </table:table-cell>
          <table:table-cell office:value-type="float" office:value="26.913477" calcext:value-type="float">
            <text:p>26.91347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Friulano Collio Mario Schiopett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300" calcext:value-type="float">
            <text:p>4300</text:p>
          </table:table-cell>
          <table:table-cell office:value-type="float" office:value="1689" calcext:value-type="float">
            <text:p>1689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Ultimo acquisto pre-vinoteqa (14/03/2024): 6 x 16,90 € da Vinum Boz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4pmmfqcb5pvevmfry1h2yq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iulano Collio</text:p>
          </table:table-cell>
          <table:table-cell office:value-type="string" calcext:value-type="string">
            <text:p>Schiopetto</text:p>
          </table:table-cell>
          <table:table-cell office:value-type="float" office:value="44.0096" calcext:value-type="float">
            <text:p>44.009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Malvasia Collio Ronco dei Tass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700" calcext:value-type="float">
            <text:p>3700</text:p>
          </table:table-cell>
          <table:table-cell office:value-type="float" office:value="1050" calcext:value-type="float">
            <text:p>105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Ultimo acquisto pre-vinoteqa (07/06/2024): 5 x 10,50 € da Fine Win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sxnxe9khc7rv9kmzfj5c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lvasia</text:p>
          </table:table-cell>
          <table:table-cell office:value-type="string" calcext:value-type="string">
            <text:p>Ronco dei Tassi</text:p>
          </table:table-cell>
          <table:table-cell office:value-type="float" office:value="44.580204" calcext:value-type="float">
            <text:p>44.58020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Offida Passerina Tenuta Santor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400" calcext:value-type="float">
            <text:p>3400</text:p>
          </table:table-cell>
          <table:table-cell office:value-type="float" office:value="675" calcext:value-type="float">
            <text:p>67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ltimo acquisto pre-vinoteqa (02/02/2024): 6 x 6,75 € da Weindie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2a96y808f4xk7s2hn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e Spighe Offida Passerina</text:p>
          </table:table-cell>
          <table:table-cell office:value-type="string" calcext:value-type="string">
            <text:p>Tenuta Santori</text:p>
          </table:table-cell>
          <table:table-cell office:value-type="float" office:value="43.554123" calcext:value-type="float">
            <text:p>43.55412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Marna Kellerei Girl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600" calcext:value-type="float">
            <text:p>3600</text:p>
          </table:table-cell>
          <table:table-cell office:value-type="float" office:value="1019" calcext:value-type="float">
            <text:p>101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Ultimo acquisto pre-vinoteqa (14/12/2024): 12 x 10,20 € da Kellerei Girl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zm1pndvt7sdqwkdz58qa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rna Chardonnay</text:p>
          </table:table-cell>
          <table:table-cell office:value-type="string" calcext:value-type="string">
            <text:p>Girlan</text:p>
          </table:table-cell>
          <table:table-cell office:value-type="float" office:value="37.749535" calcext:value-type="float">
            <text:p>37.74953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Fallwind St. Michael Kellere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500" calcext:value-type="float">
            <text:p>3500</text:p>
          </table:table-cell>
          <table:table-cell office:value-type="float" office:value="940" calcext:value-type="float">
            <text:p>94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Ultimo acquisto pre-vinoteqa (20/02/2025): 6 x 9,40 € da Vinum Boz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avwefewk8kh3ncmfae6t0f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allwind Chardonnay</text:p>
          </table:table-cell>
          <table:table-cell office:value-type="string" calcext:value-type="string">
            <text:p>St. Michael-Eppan</text:p>
          </table:table-cell>
          <table:table-cell office:value-type="float" office:value="34.669266" calcext:value-type="float">
            <text:p>34.66926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Orvieto Classico San Giovann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300" calcext:value-type="float">
            <text:p>4300</text:p>
          </table:table-cell>
          <table:table-cell office:value-type="float" office:value="1070" calcext:value-type="float">
            <text:p>107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Ultimo acquisto pre-vinoteqa (06/12/2024): 12 x 10,70 € da Vinum Boz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sxnxvg88aetzm7ynr72c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ianco delli Poggi Orvieto Classico</text:p>
          </table:table-cell>
          <table:table-cell office:value-type="string" calcext:value-type="string">
            <text:p>Locanda Orvieto</text:p>
          </table:table-cell>
          <table:table-cell office:value-type="float" office:value="37.63664" calcext:value-type="float">
            <text:p>37.6366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inot Grigio Isonzo Dessimis Vie di Roman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600" calcext:value-type="float">
            <text:p>4600</text:p>
          </table:table-cell>
          <table:table-cell office:value-type="float" office:value="2085" calcext:value-type="float">
            <text:p>208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Ultimo acquisto pre-vinoteqa (30/09/2024): 6 x 20,85 € da Fine Win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k550tpn2vchzczedv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Dessimis</text:p>
          </table:table-cell>
          <table:table-cell office:value-type="string" calcext:value-type="string">
            <text:p>Vie di Romans</text:p>
          </table:table-cell>
          <table:table-cell office:value-type="float" office:value="52.10446" calcext:value-type="float">
            <text:p>52.1044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Friuliano Collio Ronco delle Cime Venic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5100" calcext:value-type="float">
            <text:p>5100</text:p>
          </table:table-cell>
          <table:table-cell office:value-type="float" office:value="2430" calcext:value-type="float">
            <text:p>243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Ultimo acquisto pre-vinoteqa (07/06/2024): 12 x 24,30 € da Weindie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m6mkthf9bqjqqykg6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iulano Ronco delle Cime</text:p>
          </table:table-cell>
          <table:table-cell office:value-type="string" calcext:value-type="string">
            <text:p>Venica &amp; Venica</text:p>
          </table:table-cell>
          <table:table-cell office:value-type="float" office:value="52.99083" calcext:value-type="float">
            <text:p>52.9908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ewürztraminer Upupa Orange Abraham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800" calcext:value-type="float">
            <text:p>4800</text:p>
          </table:table-cell>
          <table:table-cell office:value-type="float" office:value="2100" calcext:value-type="float">
            <text:p>21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ltimo acquisto pre-vinoteqa (07/06/2024): 6 x 21,00 € da Weindie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my5rh098vwf36e7400szd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Upupa Orange</text:p>
          </table:table-cell>
          <table:table-cell office:value-type="string" calcext:value-type="string">
            <text:p>Weingut Abraham</text:p>
          </table:table-cell>
          <table:table-cell office:value-type="float" office:value="46.399292" calcext:value-type="float">
            <text:p>46.39929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esling "R" Valle Isarco Köferer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400" calcext:value-type="float">
            <text:p>4400</text:p>
          </table:table-cell>
          <table:table-cell office:value-type="float" office:value="1810" calcext:value-type="float">
            <text:p>181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Ultimo acquisto pre-vinoteqa (30/01/2025): 6 x 18,10 € da Weindie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zm243m9mgprm568qz799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R</text:p>
          </table:table-cell>
          <table:table-cell office:value-type="string" calcext:value-type="string">
            <text:p>Köfererhof</text:p>
          </table:table-cell>
          <table:table-cell office:value-type="float" office:value="41.842148" calcext:value-type="float">
            <text:p>41.84214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Gottesacker Tenuta Abraham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800" calcext:value-type="float">
            <text:p>4800</text:p>
          </table:table-cell>
          <table:table-cell office:value-type="float" office:value="2150" calcext:value-type="float">
            <text:p>215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ltimo acquisto pre-vinoteqa (23/01/2025): 8 x 21,50 € da Vinum Boz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sq48v8dfefvbq9rg1ya0r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Gottesacker</text:p>
          </table:table-cell>
          <table:table-cell office:value-type="string" calcext:value-type="string">
            <text:p>Weingut Abraham</text:p>
          </table:table-cell>
          <table:table-cell office:value-type="float" office:value="41.32425" calcext:value-type="float">
            <text:p>41.3242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ewürztraminer Selida Cantina Trami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0" calcext:value-type="float">
            <text:p>10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Ultimo acquisto pre-vinoteqa (06/12/2024): 6 x 10,10 € da Vinum Boz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sq47xgbgzxzhnp2khrrww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Selida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43.048912" calcext:value-type="float">
            <text:p>43.04891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Fiano di Avellino Colli di Lap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200" calcext:value-type="float">
            <text:p>4200</text:p>
          </table:table-cell>
          <table:table-cell office:value-type="float" office:value="1460" calcext:value-type="float">
            <text:p>146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Ultimo acquisto pre-vinoteqa (26/06/2024): 12 x 14,60 € da Vinum Boz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my5sjc5qpb11n25p258f4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iano di Avellino</text:p>
          </table:table-cell>
          <table:table-cell office:value-type="string" calcext:value-type="string">
            <text:p>Colli di Lapio di Romano Clelia</text:p>
          </table:table-cell>
          <table:table-cell office:value-type="float" office:value="53.43112" calcext:value-type="float">
            <text:p>53.4311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Manna Franz Haa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400" calcext:value-type="float">
            <text:p>4400</text:p>
          </table:table-cell>
          <table:table-cell office:value-type="float" office:value="1714" calcext:value-type="float">
            <text:p>171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Ultimo acquisto pre-vinoteqa (23/12/2024): 6 x 17,15 € da Fine Win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my5rjcmap9n1dhfr7akpc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nna Schweizer</text:p>
          </table:table-cell>
          <table:table-cell office:value-type="string" calcext:value-type="string">
            <text:p>Franz Haas</text:p>
          </table:table-cell>
          <table:table-cell office:value-type="float" office:value="38.934254" calcext:value-type="float">
            <text:p>38.93425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reco IGT Campania 2021 - Pietracup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200" calcext:value-type="float">
            <text:p>4200</text:p>
          </table:table-cell>
          <table:table-cell office:value-type="float" office:value="1570" calcext:value-type="float">
            <text:p>157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Ultimo acquisto pre-vinoteqa (06/12/2024): 12 x 15,70 € da Vinum Boz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fxnejzte32z710ch695f22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po Campania</text:p>
          </table:table-cell>
          <table:table-cell office:value-type="string" calcext:value-type="string">
            <text:p>Pietracupa</text:p>
          </table:table-cell>
          <table:table-cell office:value-type="float" office:value="39.318928" calcext:value-type="float">
            <text:p>39.318928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abernet Blanc Eugen Schneid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Ultimo acquisto pre-vinoteqa (nan): 0 x nan da n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f05y0atasznjjqm2n8h3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Sansibar Jubilee Schneider</text:p>
          </table:table-cell>
          <table:table-cell office:value-type="string" calcext:value-type="string">
            <text:p>Schneider</text:p>
          </table:table-cell>
          <table:table-cell office:value-type="float" office:value="29.043303" calcext:value-type="float">
            <text:p>29.04330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Riserva Linticlaru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2230" calcext:value-type="float">
            <text:p>223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ltimo acquisto pre-vinoteqa (12/06/2018): 12 x 22,30 € da Fine Win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sq48z7npz5b34btxc0ha8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elezione Regionale Pinot Nero</text:p>
          </table:table-cell>
          <table:table-cell office:value-type="string" calcext:value-type="string">
            <text:p>Occhio Nero</text:p>
          </table:table-cell>
          <table:table-cell office:value-type="float" office:value="25.799038" calcext:value-type="float">
            <text:p>25.79903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Amistar 0,375 - Sölva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3200" calcext:value-type="float">
            <text:p>3200</text:p>
          </table:table-cell>
          <table:table-cell office:value-type="float" office:value="925" calcext:value-type="float">
            <text:p>92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ltimo acquisto pre-vinoteqa (02/03/2019): 6 x 9,25 € da Weindie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my5rh4696kz0ytbwtarqy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istar Rosso</text:p>
          </table:table-cell>
          <table:table-cell office:value-type="string" calcext:value-type="string">
            <text:p>Peter Sölva</text:p>
          </table:table-cell>
          <table:table-cell office:value-type="float" office:value="29.551634" calcext:value-type="float">
            <text:p>29.55163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Amarone Costasera Mas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000" calcext:value-type="float">
            <text:p>7000</text:p>
          </table:table-cell>
          <table:table-cell office:value-type="float" office:value="2440" calcext:value-type="float">
            <text:p>244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Ultimo acquisto pre-vinoteqa (04/02/2024): 6 x 24,40 € da Masi Agricol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d1hjdw9h6nhb6ar8v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 Costasera</text:p>
          </table:table-cell>
          <table:table-cell office:value-type="string" calcext:value-type="string">
            <text:p>Masi</text:p>
          </table:table-cell>
          <table:table-cell office:value-type="float" office:value="29.74099" calcext:value-type="float">
            <text:p>29.7409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Avvoltore Moris Farm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2490" calcext:value-type="float">
            <text:p>249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ltimo acquisto pre-vinoteqa (14/03/2024): 3 x 24,90 € da Weindie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f88ebkt3sb8q8yvykw8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ric Krcsi</text:p>
          </table:table-cell>
          <table:table-cell office:value-type="string" calcext:value-type="string">
            <text:p>Moric</text:p>
          </table:table-cell>
          <table:table-cell office:value-type="float" office:value="25.756033" calcext:value-type="float">
            <text:p>25.75603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Amarone Castagnedi 0,375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3900" calcext:value-type="float">
            <text:p>3900</text:p>
          </table:table-cell>
          <table:table-cell office:value-type="float" office:value="1195" calcext:value-type="float">
            <text:p>119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ltimo acquisto pre-vinoteqa (10/01/2023): 1 x 11,95 € da Weindie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fyseejj4m2cbf0j76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</text:p>
          </table:table-cell>
          <table:table-cell office:value-type="string" calcext:value-type="string">
            <text:p>Amarone Raimondi</text:p>
          </table:table-cell>
          <table:table-cell office:value-type="float" office:value="28.111462" calcext:value-type="float">
            <text:p>28.111462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olgheri Sassicai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Ultimo acquisto pre-vinoteqa (nan): 0 x nan da n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sxmxatmq9e9gv613p98b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Rosso</text:p>
          </table:table-cell>
          <table:table-cell office:value-type="string" calcext:value-type="string">
            <text:p>Castello di Bolgheri</text:p>
          </table:table-cell>
          <table:table-cell office:value-type="float" office:value="29.389349" calcext:value-type="float">
            <text:p>29.38934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dolino Classico Fresc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Ultimo acquisto pre-vinoteqa (01/03/2025): 18 x 6,80 € da Masi Agricol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ertbhxfejny7b2hcnae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à 2 Classic Tinto</text:p>
          </table:table-cell>
          <table:table-cell office:value-type="string" calcext:value-type="string">
            <text:p>Solà Classic</text:p>
          </table:table-cell>
          <table:table-cell office:value-type="float" office:value="22.103476" calcext:value-type="float">
            <text:p>22.10347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era d'Alba Vignot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000" calcext:value-type="float">
            <text:p>4000</text:p>
          </table:table-cell>
          <table:table-cell office:value-type="float" office:value="1380" calcext:value-type="float">
            <text:p>138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ltimo acquisto pre-vinoteqa (30/09/2024): 6 x 13,80 € da Fine Win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my5sdwrbvbqenyjp8scxp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lba</text:p>
          </table:table-cell>
          <table:table-cell office:value-type="string" calcext:value-type="string">
            <text:p>Barbero</text:p>
          </table:table-cell>
          <table:table-cell office:value-type="float" office:value="33.626743" calcext:value-type="float">
            <text:p>33.62674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ricco Uccellone Braid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9300" calcext:value-type="float">
            <text:p>9300</text:p>
          </table:table-cell>
          <table:table-cell office:value-type="float" office:value="4079" calcext:value-type="float">
            <text:p>4079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Ultimo acquisto pre-vinoteqa (20/02/2022): 4 x 40,80 € da Vinum Boz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d40fyqcc0945rr0se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sti Bricco dell'Uccellone</text:p>
          </table:table-cell>
          <table:table-cell office:value-type="string" calcext:value-type="string">
            <text:p>Braida</text:p>
          </table:table-cell>
          <table:table-cell office:value-type="float" office:value="40.353767" calcext:value-type="float">
            <text:p>40.35376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runello Biondi Sant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25600" calcext:value-type="float">
            <text:p>25600</text:p>
          </table:table-cell>
          <table:table-cell office:value-type="float" office:value="10350" calcext:value-type="float">
            <text:p>1035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ltimo acquisto pre-vinoteqa (19/01/2020): 1 x 103,50 € da Weindie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d3w8328ttr5b1njkx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Biondi-Santi</text:p>
          </table:table-cell>
          <table:table-cell office:value-type="float" office:value="39.823517" calcext:value-type="float">
            <text:p>39.82351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runello Montalcino Tal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7000" calcext:value-type="float">
            <text:p>7000</text:p>
          </table:table-cell>
          <table:table-cell office:value-type="float" office:value="2750" calcext:value-type="float">
            <text:p>275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ltimo acquisto pre-vinoteqa (21/05/2022): 6 x 27,50 € da Fine Win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d495jd2nppw10k2cy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Cantina di Montalcino</text:p>
          </table:table-cell>
          <table:table-cell office:value-type="float" office:value="32.310852" calcext:value-type="float">
            <text:p>32.31085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auburgunder Mazzo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900" calcext:value-type="float">
            <text:p>4900</text:p>
          </table:table-cell>
          <table:table-cell office:value-type="float" office:value="1630" calcext:value-type="float">
            <text:p>163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Ultimo acquisto pre-vinoteqa (12/06/2023): 12 x 16,30 € da Fine Win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58ehkgeydx8yn732t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Riserva Mazon</text:p>
          </table:table-cell>
          <table:table-cell office:value-type="string" calcext:value-type="string">
            <text:p>Brunnenhof Mazzon</text:p>
          </table:table-cell>
          <table:table-cell office:value-type="float" office:value="35.621685" calcext:value-type="float">
            <text:p>35.62168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hianti Fonterutoli 0,375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000" calcext:value-type="float">
            <text:p>3000</text:p>
          </table:table-cell>
          <table:table-cell office:value-type="float" office:value="940" calcext:value-type="float">
            <text:p>94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Ultimo acquisto pre-vinoteqa (05/12/2022): 6 x 9,40 € da Weindie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6ye8ag1rxax9t611h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ncerto Di Fonterutoli</text:p>
          </table:table-cell>
          <table:table-cell office:value-type="string" calcext:value-type="string">
            <text:p>Mazzei - Castello di Fonterutoli</text:p>
          </table:table-cell>
          <table:table-cell office:value-type="float" office:value="30.632578" calcext:value-type="float">
            <text:p>30.63257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Ris. Campan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800" calcext:value-type="float">
            <text:p>3800</text:p>
          </table:table-cell>
          <table:table-cell office:value-type="float" office:value="1150" calcext:value-type="float">
            <text:p>115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ltimo acquisto pre-vinoteqa (25/01/2025): 6 x 11,50 € da Weindie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my5vq2s4wf30dpeca7h18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</text:p>
          </table:table-cell>
          <table:table-cell office:value-type="string" calcext:value-type="string">
            <text:p>Campañero</text:p>
          </table:table-cell>
          <table:table-cell office:value-type="float" office:value="29.846596" calcext:value-type="float">
            <text:p>29.84659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Sauvignon Lafo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9900" calcext:value-type="float">
            <text:p>9900</text:p>
          </table:table-cell>
          <table:table-cell office:value-type="float" office:value="4290" calcext:value-type="float">
            <text:p>429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Ultimo acquisto pre-vinoteqa (20/07/2022): 3 x 42,90 € da Weindie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my5smf38ppqf97epjf9d9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fon Cavalier Bordeaux</text:p>
          </table:table-cell>
          <table:table-cell office:value-type="string" calcext:value-type="string">
            <text:p>Denis Lafon</text:p>
          </table:table-cell>
          <table:table-cell office:value-type="float" office:value="24.091482" calcext:value-type="float">
            <text:p>24.091482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hianti Badia Passignan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7600" calcext:value-type="float">
            <text:p>7600</text:p>
          </table:table-cell>
          <table:table-cell office:value-type="float" office:value="2800" calcext:value-type="float">
            <text:p>28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Ultimo acquisto pre-vinoteqa (28/05/2024): 6 x 28,00 € da Marchesi Antinori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swmjc0wtjr9eygj1c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 Gran Selezione</text:p>
          </table:table-cell>
          <table:table-cell office:value-type="string" calcext:value-type="string">
            <text:p>Antinori - Badia a Passignano</text:p>
          </table:table-cell>
          <table:table-cell office:value-type="float" office:value="37.58086" calcext:value-type="float">
            <text:p>37.5808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Istrice 0,375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3100" calcext:value-type="float">
            <text:p>3100</text:p>
          </table:table-cell>
          <table:table-cell office:value-type="float" office:value="1080" calcext:value-type="float">
            <text:p>108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Ultimo acquisto pre-vinoteqa (12/06/2023): 4 x 10,80 € da Weindie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my5t74dajxjskzsggrx1w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</text:p>
          </table:table-cell>
          <table:table-cell office:value-type="string" calcext:value-type="string">
            <text:p>The Seventy Five Wine Company (Est. 75)</text:p>
          </table:table-cell>
          <table:table-cell office:value-type="float" office:value="10.390554" calcext:value-type="float">
            <text:p>10.39055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Istrice Wal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300" calcext:value-type="float">
            <text:p>4300</text:p>
          </table:table-cell>
          <table:table-cell office:value-type="float" office:value="1625" calcext:value-type="float">
            <text:p>162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Ultimo acquisto pre-vinoteqa (06/12/2024): 6 x 16,25 € da Avenue - Elena Walch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16820wjbdg9fbdw02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Istrice</text:p>
          </table:table-cell>
          <table:table-cell office:value-type="string" calcext:value-type="string">
            <text:p>Elena Walch</text:p>
          </table:table-cell>
          <table:table-cell office:value-type="float" office:value="34.603462" calcext:value-type="float">
            <text:p>34.603462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Fojaneghe Ross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4400" calcext:value-type="float">
            <text:p>4400</text:p>
          </table:table-cell>
          <table:table-cell office:value-type="float" office:value="1670" calcext:value-type="float">
            <text:p>167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Ultimo acquisto pre-vinoteqa (01/03/2025): 12 x 16,70 € da Masi Agricol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r2pq9ewvhpb8zw03r0byy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</text:p>
          </table:table-cell>
          <table:table-cell office:value-type="string" calcext:value-type="string">
            <text:p>Monte Rosso</text:p>
          </table:table-cell>
          <table:table-cell office:value-type="float" office:value="23.252087" calcext:value-type="float">
            <text:p>23.25208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Fontalloro Fèlsin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8900" calcext:value-type="float">
            <text:p>8900</text:p>
          </table:table-cell>
          <table:table-cell office:value-type="float" office:value="4180" calcext:value-type="float">
            <text:p>418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ltimo acquisto pre-vinoteqa (07/12/2023): 2 x 41,80 € da Fine Win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803g52eh6v7h6921w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Fontalloro</text:p>
          </table:table-cell>
          <table:table-cell office:value-type="string" calcext:value-type="string">
            <text:p>Fèlsina</text:p>
          </table:table-cell>
          <table:table-cell office:value-type="float" office:value="42.92411" calcext:value-type="float">
            <text:p>42.92411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Granato Foradori Elisab.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6500" calcext:value-type="float">
            <text:p>6500</text:p>
          </table:table-cell>
          <table:table-cell office:value-type="float" office:value="3000" calcext:value-type="float">
            <text:p>300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Ultimo acquisto pre-vinoteqa (09/03/2022): 6 x 30,00 € da Az. Agricola Foradori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ncvp37mta9qdwkb23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oldego Foradori Bio</text:p>
          </table:table-cell>
          <table:table-cell office:value-type="string" calcext:value-type="string">
            <text:p>Foradori</text:p>
          </table:table-cell>
          <table:table-cell office:value-type="float" office:value="40.132607" calcext:value-type="float">
            <text:p>40.13260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inticlarus Cuveé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6000" calcext:value-type="float">
            <text:p>6000</text:p>
          </table:table-cell>
          <table:table-cell office:value-type="float" office:value="2940" calcext:value-type="float">
            <text:p>294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Ultimo acquisto pre-vinoteqa (07/12/2023): 6 x 29,40 € da Fine Win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4pmmgww03tg8rppms83qf4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ucluse Cuvee Rouge</text:p>
          </table:table-cell>
          <table:table-cell office:value-type="string" calcext:value-type="string">
            <text:p>Cuvée Jean-Paul</text:p>
          </table:table-cell>
          <table:table-cell office:value-type="float" office:value="18.755709" calcext:value-type="float">
            <text:p>18.75570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e Volte dell' Ornellai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1750" calcext:value-type="float">
            <text:p>175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Ultimo acquisto pre-vinoteqa (04/02/2025): 6 x 17,50 € da Weindie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fvgk1q39g2jv68bzta79nb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Ornellaia</text:p>
          </table:table-cell>
          <table:table-cell office:value-type="float" office:value="43.94945" calcext:value-type="float">
            <text:p>43.94945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Abtei Muri 2011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6800" calcext:value-type="float">
            <text:p>68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ltimo acquisto pre-vinoteqa (nan): 0 x nan da n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vksfat0r71nwzmtpb545xn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btei</text:p>
          </table:table-cell>
          <table:table-cell office:value-type="string" calcext:value-type="string">
            <text:p>Muri-Gries</text:p>
          </table:table-cell>
          <table:table-cell office:value-type="float" office:value="33.104282" calcext:value-type="float">
            <text:p>33.10428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Nusserhof Riserv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900" calcext:value-type="float">
            <text:p>4900</text:p>
          </table:table-cell>
          <table:table-cell office:value-type="float" office:value="2290" calcext:value-type="float">
            <text:p>229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Ultimo acquisto pre-vinoteqa (18/09/2024): 12 x 22,90 € da Weindie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r2pppcxer606jvg3pam0d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</text:p>
          </table:table-cell>
          <table:table-cell office:value-type="string" calcext:value-type="string">
            <text:p>Heinrich Mayr - Nusserhof</text:p>
          </table:table-cell>
          <table:table-cell office:value-type="float" office:value="32.928303" calcext:value-type="float">
            <text:p>32.92830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Tenuta Waldgrie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700" calcext:value-type="float">
            <text:p>3700</text:p>
          </table:table-cell>
          <table:table-cell office:value-type="float" office:value="1150" calcext:value-type="float">
            <text:p>115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Ultimo acquisto pre-vinoteqa (04/02/2025): 12 x 11,50 € da Weindie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my5rjssew8qyvfm75tswq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oblinus De Waldgries</text:p>
          </table:table-cell>
          <table:table-cell office:value-type="string" calcext:value-type="string">
            <text:p>Ansitz Waldgries</text:p>
          </table:table-cell>
          <table:table-cell office:value-type="float" office:value="42.35366" calcext:value-type="float">
            <text:p>42.3536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Riserva Goj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600" calcext:value-type="float">
            <text:p>4600</text:p>
          </table:table-cell>
          <table:table-cell office:value-type="float" office:value="1870" calcext:value-type="float">
            <text:p>187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Ultimo acquisto pre-vinoteqa (06/12/2024): 12 x 18,70 € da Franz Gojer - Glögglhof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zm1qfdbwdzavw1qnpm7d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</text:p>
          </table:table-cell>
          <table:table-cell office:value-type="string" calcext:value-type="string">
            <text:p>Franz Gojer – Glögglhof</text:p>
          </table:table-cell>
          <table:table-cell office:value-type="float" office:value="31.01401" calcext:value-type="float">
            <text:p>31.0140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Riserva Tab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500" calcext:value-type="float">
            <text:p>6500</text:p>
          </table:table-cell>
          <table:table-cell office:value-type="float" office:value="3150" calcext:value-type="float">
            <text:p>315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ltimo acquisto pre-vinoteqa (21/03/2024): 6 x 31,50 € da Vinum Boz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zm1ec8djejq39rhhhx3v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t. Tabor Shiraz</text:p>
          </table:table-cell>
          <table:table-cell office:value-type="string" calcext:value-type="string">
            <text:p>Tabor</text:p>
          </table:table-cell>
          <table:table-cell office:value-type="float" office:value="27.625185" calcext:value-type="float">
            <text:p>27.62518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Mayr Unterganzn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800" calcext:value-type="float">
            <text:p>4800</text:p>
          </table:table-cell>
          <table:table-cell office:value-type="float" office:value="2150" calcext:value-type="float">
            <text:p>215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ltimo acquisto pre-vinoteqa (07/06/2024): 6 x 21,50 € da Vinum Boz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my5rn5agsqx1htnk7swsa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Lamarein</text:p>
          </table:table-cell>
          <table:table-cell office:value-type="string" calcext:value-type="string">
            <text:p>Erbhof Unterganzner</text:p>
          </table:table-cell>
          <table:table-cell office:value-type="float" office:value="37.54546" calcext:value-type="float">
            <text:p>37.5454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Tor di Lup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500" calcext:value-type="float">
            <text:p>5500</text:p>
          </table:table-cell>
          <table:table-cell office:value-type="float" office:value="2248" calcext:value-type="float">
            <text:p>224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Ultimo acquisto pre-vinoteqa (30/01/2025): 6 x 22,48 € da Kellerei Andri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my5vg33yx8qee5gj0cmyw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po Rosso</text:p>
          </table:table-cell>
          <table:table-cell office:value-type="string" calcext:value-type="string">
            <text:p>Cantine Lupo</text:p>
          </table:table-cell>
          <table:table-cell office:value-type="float" office:value="30.158802" calcext:value-type="float">
            <text:p>30.15880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Riserva Carlott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000" calcext:value-type="float">
            <text:p>4000</text:p>
          </table:table-cell>
          <table:table-cell office:value-type="float" office:value="1360" calcext:value-type="float">
            <text:p>136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Ultimo acquisto pre-vinoteqa (30/09/2024): 12 x 13,60 € da Fine Win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zm14vm0hjzj9mpj4tbwe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Di Ora in Ora</text:p>
          </table:table-cell>
          <table:table-cell office:value-type="string" calcext:value-type="string">
            <text:p>Ferruccio Carlotto</text:p>
          </table:table-cell>
          <table:table-cell office:value-type="float" office:value="30.453003" calcext:value-type="float">
            <text:p>30.45300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Riserva 0,375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3100" calcext:value-type="float">
            <text:p>3100</text:p>
          </table:table-cell>
          <table:table-cell office:value-type="float" office:value="1150" calcext:value-type="float">
            <text:p>115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Ultimo acquisto pre-vinoteqa (31/05/2022): 6 x 11,50 € da Weindie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cw4df98yjsjezkxk27c208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ouro Tinto Reserva</text:p>
          </table:table-cell>
          <table:table-cell office:value-type="string" calcext:value-type="string">
            <text:p>370 Léguas</text:p>
          </table:table-cell>
          <table:table-cell office:value-type="float" office:value="20.28884" calcext:value-type="float">
            <text:p>20.28884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marein 2013 Mayr Josep.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ltimo acquisto pre-vinoteqa (nan): 0 x nan da n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zm1fcf8fe25je3b7aa6c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r. Mayer Gamay</text:p>
          </table:table-cell>
          <table:table-cell office:value-type="string" calcext:value-type="string">
            <text:p>Mayer</text:p>
          </table:table-cell>
          <table:table-cell office:value-type="float" office:value="20.578234" calcext:value-type="float">
            <text:p>20.578234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marein 2014 Josef May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ltimo acquisto pre-vinoteqa (nan): 0 x nan da n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f1e7fqsww2p83hnymyf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Josef Rot</text:p>
          </table:table-cell>
          <table:table-cell office:value-type="string" calcext:value-type="string">
            <text:p>Josef Vollath</text:p>
          </table:table-cell>
          <table:table-cell office:value-type="float" office:value="25.025194" calcext:value-type="float">
            <text:p>25.025194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sset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ltimo acquisto pre-vinoteqa (nan): 0 x nan da n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fv4gwtds4hbaabqffvmwyyp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asseto</text:p>
          </table:table-cell>
          <table:table-cell office:value-type="float" office:value="37.2856" calcext:value-type="float">
            <text:p>37.285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uracher Sand Forador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100" calcext:value-type="float">
            <text:p>4100</text:p>
          </table:table-cell>
          <table:table-cell office:value-type="float" office:value="1250" calcext:value-type="float">
            <text:p>125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Ultimo acquisto pre-vinoteqa (09/03/2022): 18 x 12,50 € da Mauracher Agricol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ncvp37mta9qdwkb23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oldego Foradori Bio</text:p>
          </table:table-cell>
          <table:table-cell office:value-type="string" calcext:value-type="string">
            <text:p>Foradori</text:p>
          </table:table-cell>
          <table:table-cell office:value-type="float" office:value="40.132607" calcext:value-type="float">
            <text:p>40.132607</text:p>
          </table:table-cell>
        </table:table-row>
        <table:table-row table:style-name="ro2">
          <table:table-cell table:style-name="ce2"/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rzemino d'Isera Trenti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500" calcext:value-type="float">
            <text:p>3500</text:p>
          </table:table-cell>
          <table:table-cell office:value-type="float" office:value="890" calcext:value-type="float">
            <text:p>89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ltimo acquisto pre-vinoteqa (20/08/2024): 6 x 8,90 € da Weindie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my5tdvv3zxgwhbdwvjgcb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gnetti Trentino Superiore Marzemino d'Isera</text:p>
          </table:table-cell>
          <table:table-cell office:value-type="string" calcext:value-type="string">
            <text:p>Cantina d'Isera</text:p>
          </table:table-cell>
          <table:table-cell office:value-type="float" office:value="43.93454" calcext:value-type="float">
            <text:p>43.9345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Siebeneich 0,375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2800" calcext:value-type="float">
            <text:p>2800</text:p>
          </table:table-cell>
          <table:table-cell office:value-type="float" office:value="640" calcext:value-type="float">
            <text:p>64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Ultimo acquisto pre-vinoteqa (05/07/2018): 12 x 6,40 € da Schreckbich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avweezws54q3v4b9gqwt7r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Bio</text:p>
          </table:table-cell>
          <table:table-cell office:value-type="string" calcext:value-type="string">
            <text:p>Mr. Merlot</text:p>
          </table:table-cell>
          <table:table-cell office:value-type="float" office:value="23.589844" calcext:value-type="float">
            <text:p>23.589844</text:p>
          </table:table-cell>
        </table:table-row>
        <table:table-row table:style-name="ro2">
          <table:table-cell table:style-name="ce2"/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rellino di Scansan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600" calcext:value-type="float">
            <text:p>3600</text:p>
          </table:table-cell>
          <table:table-cell office:value-type="float" office:value="1070" calcext:value-type="float">
            <text:p>107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Ultimo acquisto pre-vinoteqa (01/10/2024): 3 x 10,70 € da Weindie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b4rjgh9skr54fa7y9871p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rellino di Scansano</text:p>
          </table:table-cell>
          <table:table-cell office:value-type="string" calcext:value-type="string">
            <text:p>Cantina Vignaioli del Morellino di Scansano</text:p>
          </table:table-cell>
          <table:table-cell office:value-type="float" office:value="46.353016" calcext:value-type="float">
            <text:p>46.35301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Filari Carlot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400" calcext:value-type="float">
            <text:p>4400</text:p>
          </table:table-cell>
          <table:table-cell office:value-type="float" office:value="1770" calcext:value-type="float">
            <text:p>177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Ultimo acquisto pre-vinoteqa (30/09/2024): 6 x 17,70 € da Fine Win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zm14rvs6qaxj9sdpw9x9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Filari di Mazzon</text:p>
          </table:table-cell>
          <table:table-cell office:value-type="string" calcext:value-type="string">
            <text:p>Ferruccio Carlotto</text:p>
          </table:table-cell>
          <table:table-cell office:value-type="float" office:value="32.461" calcext:value-type="float">
            <text:p>32.461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Trattman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600" calcext:value-type="float">
            <text:p>5600</text:p>
          </table:table-cell>
          <table:table-cell office:value-type="float" office:value="3250" calcext:value-type="float">
            <text:p>325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Ultimo acquisto pre-vinoteqa (14/12/2024): 6 x 32,50 € da Kellerei Girl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sq48z7npz5b34btxc0ha8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elezione Regionale Pinot Nero</text:p>
          </table:table-cell>
          <table:table-cell office:value-type="string" calcext:value-type="string">
            <text:p>Occhio Nero</text:p>
          </table:table-cell>
          <table:table-cell office:value-type="float" office:value="25.799038" calcext:value-type="float">
            <text:p>25.79903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San Urban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9100" calcext:value-type="float">
            <text:p>9100</text:p>
          </table:table-cell>
          <table:table-cell office:value-type="float" office:value="4260" calcext:value-type="float">
            <text:p>426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ltimo acquisto pre-vinoteqa (01/03/2022): 2 x 42,60 € da Weindie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4pmmgavama493ag76gej8w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</text:p>
          </table:table-cell>
          <table:table-cell office:value-type="string" calcext:value-type="string">
            <text:p>Sant’Urbano</text:p>
          </table:table-cell>
          <table:table-cell office:value-type="float" office:value="34.449" calcext:value-type="float">
            <text:p>34.449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Vigna Cantang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Ultimo acquisto pre-vinoteqa (14/12/2024): 12 x nan da Pellegrini Sp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sq48z7npz5b34btxc0ha8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elezione Regionale Pinot Nero</text:p>
          </table:table-cell>
          <table:table-cell office:value-type="string" calcext:value-type="string">
            <text:p>Occhio Nero</text:p>
          </table:table-cell>
          <table:table-cell office:value-type="float" office:value="25.799038" calcext:value-type="float">
            <text:p>25.799038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Patricia 0,375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2800" calcext:value-type="float">
            <text:p>2800</text:p>
          </table:table-cell>
          <table:table-cell office:value-type="float" office:value="570" calcext:value-type="float">
            <text:p>57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Ultimo acquisto pre-vinoteqa (19/06/2023): 12 x 5,70 € da Kellerei Girl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sq48z7npz5b34btxc0ha8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elezione Regionale Pinot Nero</text:p>
          </table:table-cell>
          <table:table-cell office:value-type="string" calcext:value-type="string">
            <text:p>Occhio Nero</text:p>
          </table:table-cell>
          <table:table-cell office:value-type="float" office:value="25.799038" calcext:value-type="float">
            <text:p>25.799038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Abtei Mur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700" calcext:value-type="float">
            <text:p>4700</text:p>
          </table:table-cell>
          <table:table-cell office:value-type="float" office:value="1860" calcext:value-type="float">
            <text:p>186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Ultimo acquisto pre-vinoteqa (24/06/2023): 6 x 18,60 € da Convento Muri Gri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vksfat0r71nwzmtpb545xn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btei</text:p>
          </table:table-cell>
          <table:table-cell office:value-type="string" calcext:value-type="string">
            <text:p>Muri-Gries</text:p>
          </table:table-cell>
          <table:table-cell office:value-type="float" office:value="33.104282" calcext:value-type="float">
            <text:p>33.10428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Schweiz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700" calcext:value-type="float">
            <text:p>5700</text:p>
          </table:table-cell>
          <table:table-cell office:value-type="float" office:value="3000" calcext:value-type="float">
            <text:p>30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Ultimo acquisto pre-vinoteqa (13/02/2025): 6 x 30,00 € da Weindie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czek2aetxsxee0p2n32vmt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uvée Pinot Noir - Merlot</text:p>
          </table:table-cell>
          <table:table-cell office:value-type="string" calcext:value-type="string">
            <text:p>Schwizer</text:p>
          </table:table-cell>
          <table:table-cell office:value-type="float" office:value="25.95088" calcext:value-type="float">
            <text:p>25.95088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Monticol Ris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300" calcext:value-type="float">
            <text:p>4300</text:p>
          </table:table-cell>
          <table:table-cell office:value-type="float" office:value="1555" calcext:value-type="float">
            <text:p>155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Ultimo acquisto pre-vinoteqa (23/01/2024): 12 x 15,55 € da Kellerei Terl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sq48z7npz5b34btxc0ha8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elezione Regionale Pinot Nero</text:p>
          </table:table-cell>
          <table:table-cell office:value-type="string" calcext:value-type="string">
            <text:p>Occhio Nero</text:p>
          </table:table-cell>
          <table:table-cell office:value-type="float" office:value="25.799038" calcext:value-type="float">
            <text:p>25.799038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Vigna Gang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16000" calcext:value-type="float">
            <text:p>16000</text:p>
          </table:table-cell>
          <table:table-cell office:value-type="float" office:value="7000" calcext:value-type="float">
            <text:p>7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ltimo acquisto pre-vinoteqa (11/12/2019): 2 x 70,00 € da Kellerei Girl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sq48z7npz5b34btxc0ha8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elezione Regionale Pinot Nero</text:p>
          </table:table-cell>
          <table:table-cell office:value-type="string" calcext:value-type="string">
            <text:p>Occhio Nero</text:p>
          </table:table-cell>
          <table:table-cell office:value-type="float" office:value="25.799038" calcext:value-type="float">
            <text:p>25.79903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Ludwig Wal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200" calcext:value-type="float">
            <text:p>5200</text:p>
          </table:table-cell>
          <table:table-cell office:value-type="float" office:value="2500" calcext:value-type="float">
            <text:p>250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Ultimo acquisto pre-vinoteqa (19/06/2024): 6 x 25,00 € da Avenue - Elena Walch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163y4xhj4xhmpssq3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Ludwig</text:p>
          </table:table-cell>
          <table:table-cell office:value-type="string" calcext:value-type="string">
            <text:p>Elena Walch</text:p>
          </table:table-cell>
          <table:table-cell office:value-type="float" office:value="39.531677" calcext:value-type="float">
            <text:p>39.531677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Faedi Bellaved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500" calcext:value-type="float">
            <text:p>4500</text:p>
          </table:table-cell>
          <table:table-cell office:value-type="float" office:value="1550" calcext:value-type="float">
            <text:p>155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Ultimo acquisto pre-vinoteqa (31/07/2024): 6 x 15,50 € da Azienda Agricola Bellaved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sq48z7npz5b34btxc0ha8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elezione Regionale Pinot Nero</text:p>
          </table:table-cell>
          <table:table-cell office:value-type="string" calcext:value-type="string">
            <text:p>Occhio Nero</text:p>
          </table:table-cell>
          <table:table-cell office:value-type="float" office:value="25.799038" calcext:value-type="float">
            <text:p>25.799038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Ornellaia 2005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ltimo acquisto pre-vinoteqa (nan): 0 x nan da n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fvgk1q39g2jv68bzta79nb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Ornellaia</text:p>
          </table:table-cell>
          <table:table-cell office:value-type="float" office:value="43.94945" calcext:value-type="float">
            <text:p>43.94945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Ornellaia 2006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Ultimo acquisto pre-vinoteqa (nan): 0 x nan da n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fvgk1q39g2jv68bzta79nb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Ornellaia</text:p>
          </table:table-cell>
          <table:table-cell office:value-type="float" office:value="43.94945" calcext:value-type="float">
            <text:p>43.94945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Ornellaia 2007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ltimo acquisto pre-vinoteqa (nan): 0 x nan da n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fvgk1q39g2jv68bzta79nb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Ornellaia</text:p>
          </table:table-cell>
          <table:table-cell office:value-type="float" office:value="43.94945" calcext:value-type="float">
            <text:p>43.94945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fosco Peduncolo Ross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300" calcext:value-type="float">
            <text:p>4300</text:p>
          </table:table-cell>
          <table:table-cell office:value-type="float" office:value="1552" calcext:value-type="float">
            <text:p>155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Ultimo acquisto pre-vinoteqa (14/06/2024): 12 x 15,52 € da Livio Fellug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sq493pvyde3fg7r65gggb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efosco dal Peduncolo Rosso</text:p>
          </table:table-cell>
          <table:table-cell office:value-type="string" calcext:value-type="string">
            <text:p>Rocca Rossa</text:p>
          </table:table-cell>
          <table:table-cell office:value-type="float" office:value="31.245863" calcext:value-type="float">
            <text:p>31.24586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osè Lagrein Mayr Josep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700" calcext:value-type="float">
            <text:p>3700</text:p>
          </table:table-cell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ltimo acquisto pre-vinoteqa (07/06/2024): 6 x 12,00 € da Vinum Boz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avwefp3sp44s9dkefvwjy7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</text:p>
          </table:table-cell>
          <table:table-cell office:value-type="string" calcext:value-type="string">
            <text:p>Th.Mayr &amp; Sohne</text:p>
          </table:table-cell>
          <table:table-cell office:value-type="float" office:value="22.975899" calcext:value-type="float">
            <text:p>22.97589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e Rose de Maninco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200" calcext:value-type="float">
            <text:p>4200</text:p>
          </table:table-cell>
          <table:table-cell office:value-type="float" office:value="1550" calcext:value-type="float">
            <text:p>155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Ultimo acquisto pre-vinoteqa (11/09/2024): 6 x 15,50 € da Weindie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cycw4yhan3sqzhnf5s404n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 Petit B Rouge</text:p>
          </table:table-cell>
          <table:table-cell office:value-type="string" calcext:value-type="string">
            <text:p>Le Rosé de Bessan</text:p>
          </table:table-cell>
          <table:table-cell office:value-type="float" office:value="26.956722" calcext:value-type="float">
            <text:p>26.956722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uri Rosé Lagrein Kretz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400" calcext:value-type="float">
            <text:p>3400</text:p>
          </table:table-cell>
          <table:table-cell office:value-type="float" office:value="770" calcext:value-type="float">
            <text:p>77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Ultimo acquisto pre-vinoteqa (05/02/2025): 24 x 7,70 € da Convento Muri Gri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avwefp3cwr3srmd46xct6t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</text:p>
          </table:table-cell>
          <table:table-cell office:value-type="string" calcext:value-type="string">
            <text:p>Muri Gries</text:p>
          </table:table-cell>
          <table:table-cell office:value-type="float" office:value="29.025826" calcext:value-type="float">
            <text:p>29.02582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Teroldego Riserva Rotali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3800" calcext:value-type="float">
            <text:p>3800</text:p>
          </table:table-cell>
          <table:table-cell office:value-type="float" office:value="1120" calcext:value-type="float">
            <text:p>112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ltimo acquisto pre-vinoteqa (25/08/2024): 6 x 11,20 € da Vinum Boz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eqvkg4mtgvjen8g2y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elección Privada Reserva Cabernet Sauvignon</text:p>
          </table:table-cell>
          <table:table-cell office:value-type="string" calcext:value-type="string">
            <text:p>Casa Rosalia</text:p>
          </table:table-cell>
          <table:table-cell office:value-type="float" office:value="24.908615" calcext:value-type="float">
            <text:p>24.90861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Teroldego 0,375 Foradori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ltimo acquisto pre-vinoteqa (20/05/2017): 14 x 5,76 € da Weindie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ncvp37mta9qdwkb23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oldego Foradori Bio</text:p>
          </table:table-cell>
          <table:table-cell office:value-type="string" calcext:value-type="string">
            <text:p>Foradori</text:p>
          </table:table-cell>
          <table:table-cell office:value-type="float" office:value="48.168026" calcext:value-type="float">
            <text:p>48.16802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Teroldego Foradori Elisab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000" calcext:value-type="float">
            <text:p>4000</text:p>
          </table:table-cell>
          <table:table-cell office:value-type="float" office:value="1380" calcext:value-type="float">
            <text:p>138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Ultimo acquisto pre-vinoteqa (11/12/2024): 6 x 13,80 € da Vinum Boz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ncvp37mta9qdwkb23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oldego Foradori Bio</text:p>
          </table:table-cell>
          <table:table-cell office:value-type="string" calcext:value-type="string">
            <text:p>Foradori</text:p>
          </table:table-cell>
          <table:table-cell office:value-type="float" office:value="48.168026" calcext:value-type="float">
            <text:p>48.16802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Terre Brune Santad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3290" calcext:value-type="float">
            <text:p>329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ltimo acquisto pre-vinoteqa (31/05/2022): 2 x 32,90 € da Weindie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d5hs1kypzwwahstsx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re Brune Carignano del Sulcis Superiore</text:p>
          </table:table-cell>
          <table:table-cell office:value-type="string" calcext:value-type="string">
            <text:p>Santadi</text:p>
          </table:table-cell>
          <table:table-cell office:value-type="float" office:value="38.903385" calcext:value-type="float">
            <text:p>38.90338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Tignanello Antinor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6100" calcext:value-type="float">
            <text:p>61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Ultimo acquisto pre-vinoteqa (28/05/2024): 6 x 61,00 € da Marchesi Antinori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swn8cnrh7jb8qff1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gnanello</text:p>
          </table:table-cell>
          <table:table-cell office:value-type="string" calcext:value-type="string">
            <text:p>Antinori - Tenuta Tignanello</text:p>
          </table:table-cell>
          <table:table-cell office:value-type="float" office:value="55.246918" calcext:value-type="float">
            <text:p>55.24691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Taurasi Feusi S. Gregor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4400" calcext:value-type="float">
            <text:p>4400</text:p>
          </table:table-cell>
          <table:table-cell office:value-type="float" office:value="1910" calcext:value-type="float">
            <text:p>191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ltimo acquisto pre-vinoteqa (13/03/2019): 6 x 19,10 € da Vinum Boz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gvnmmhcbge5qr8x8v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aurasi</text:p>
          </table:table-cell>
          <table:table-cell office:value-type="string" calcext:value-type="string">
            <text:p>Feudi di San Gregorio</text:p>
          </table:table-cell>
          <table:table-cell office:value-type="float" office:value="34.183945" calcext:value-type="float">
            <text:p>34.18394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Turriga Antonio Argiola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7950" calcext:value-type="float">
            <text:p>795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ltimo acquisto pre-vinoteqa (25/01/2025): 2 x 79,50 € da Weindie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rxpkv6wanmp72gwwm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tonio Argiolas 100 Isola dei Nuraghi</text:p>
          </table:table-cell>
          <table:table-cell office:value-type="string" calcext:value-type="string">
            <text:p>Argiolas</text:p>
          </table:table-cell>
          <table:table-cell office:value-type="float" office:value="40.769325" calcext:value-type="float">
            <text:p>40.76932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an Leonardo Gonzag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9100" calcext:value-type="float">
            <text:p>9100</text:p>
          </table:table-cell>
          <table:table-cell office:value-type="float" office:value="5990" calcext:value-type="float">
            <text:p>599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ltimo acquisto pre-vinoteqa (31/05/2022): 6 x 59,90 € da Weindie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nyrhxzs3mytd8sngpx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San Leonardo</text:p>
          </table:table-cell>
          <table:table-cell office:value-type="float" office:value="47.878483" calcext:value-type="float">
            <text:p>47.87848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ernatsch Gschleier Girl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800" calcext:value-type="float">
            <text:p>3800</text:p>
          </table:table-cell>
          <table:table-cell office:value-type="float" office:value="1350" calcext:value-type="float">
            <text:p>135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Ultimo acquisto pre-vinoteqa (17/08/2024): 12 x 13,50 € da Kellerei Girl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b4rjgxsqh9zf0h82pxmsg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natsch Alte Reben Gschleier</text:p>
          </table:table-cell>
          <table:table-cell office:value-type="string" calcext:value-type="string">
            <text:p>Girlan</text:p>
          </table:table-cell>
          <table:table-cell office:value-type="float" office:value="37.75882" calcext:value-type="float">
            <text:p>37.7588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ernatsch Galea Nal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office:value-type="float" office:value="950" calcext:value-type="float">
            <text:p>95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Ultimo acquisto pre-vinoteqa (24/09/2024): 6 x 9,50 € da Vinum Boz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pdenaw5xj0gr6j7xh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alea Vernatsch</text:p>
          </table:table-cell>
          <table:table-cell office:value-type="string" calcext:value-type="string">
            <text:p>Nals Margreid</text:p>
          </table:table-cell>
          <table:table-cell office:value-type="float" office:value="42.53797" calcext:value-type="float">
            <text:p>42.5379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ernatsch Alte Reben Goj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500" calcext:value-type="float">
            <text:p>3500</text:p>
          </table:table-cell>
          <table:table-cell office:value-type="float" office:value="810" calcext:value-type="float">
            <text:p>81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Ultimo acquisto pre-vinoteqa (11/06/2024): 18 x 8,10 € da Franz Gojer - Glögglhof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zm1qfg94yw5g35rd2g72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natsch Alte Reben</text:p>
          </table:table-cell>
          <table:table-cell office:value-type="string" calcext:value-type="string">
            <text:p>Franz Gojer – Glögglhof</text:p>
          </table:table-cell>
          <table:table-cell office:value-type="float" office:value="39.908447" calcext:value-type="float">
            <text:p>39.90844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448 s.l.m. Rosso Cuveé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200" calcext:value-type="float">
            <text:p>3200</text:p>
          </table:table-cell>
          <table:table-cell office:value-type="float" office:value="595" calcext:value-type="float">
            <text:p>59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Ultimo acquisto pre-vinoteqa (14/12/2024): 12 x 5,95 € da Kellerei Girl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r2pq9ewvhpb8zw03r0byy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</text:p>
          </table:table-cell>
          <table:table-cell office:value-type="string" calcext:value-type="string">
            <text:p>Monte Rosso</text:p>
          </table:table-cell>
          <table:table-cell office:value-type="float" office:value="23.252087" calcext:value-type="float">
            <text:p>23.25208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t. Magdalener 0,375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2500" calcext:value-type="float">
            <text:p>2500</text:p>
          </table:table-cell>
          <table:table-cell office:value-type="float" office:value="330" calcext:value-type="float">
            <text:p>33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Ultimo acquisto pre-vinoteqa (10/12/2018): 12 x 3,30 € da Kellerei Nals Margreid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mxhwhz401xnh1zajf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. Magdalener</text:p>
          </table:table-cell>
          <table:table-cell office:value-type="string" calcext:value-type="string">
            <text:p>St. Michael-Eppan</text:p>
          </table:table-cell>
          <table:table-cell office:value-type="float" office:value="26.44886" calcext:value-type="float">
            <text:p>26.44886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t. Magdalener Gojer F.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800" calcext:value-type="float">
            <text:p>3800</text:p>
          </table:table-cell>
          <table:table-cell office:value-type="float" office:value="1260" calcext:value-type="float">
            <text:p>126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Ultimo acquisto pre-vinoteqa (11/06/2024): 24 x 12,60 € da Franz Gojer - Glögglhof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n06m2hz5tm0r51kwt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. Magdalener Rondell</text:p>
          </table:table-cell>
          <table:table-cell office:value-type="string" calcext:value-type="string">
            <text:p>Franz Gojer – Glögglhof</text:p>
          </table:table-cell>
          <table:table-cell office:value-type="float" office:value="33.49555" calcext:value-type="float">
            <text:p>33.49555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t. Magdalener J. May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800" calcext:value-type="float">
            <text:p>3800</text:p>
          </table:table-cell>
          <table:table-cell office:value-type="float" office:value="1200" calcext:value-type="float">
            <text:p>120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Ultimo acquisto pre-vinoteqa (23/08/2024): 12 x 12,00 € da Vinum Boz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mxhwhz401xnh1zajf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. Magdalener</text:p>
          </table:table-cell>
          <table:table-cell office:value-type="string" calcext:value-type="string">
            <text:p>St. Michael-Eppan</text:p>
          </table:table-cell>
          <table:table-cell office:value-type="float" office:value="26.44886" calcext:value-type="float">
            <text:p>26.4488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olaia Marchesi Antinor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office:value-type="float" office:value="17470" calcext:value-type="float">
            <text:p>1747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ltimo acquisto pre-vinoteqa (20/05/2017): 6 x 174,70 € da Vinum Boz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d1h92b8zw54j1dbj0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lla Antinori Rosso</text:p>
          </table:table-cell>
          <table:table-cell office:value-type="string" calcext:value-type="string">
            <text:p>Antinori</text:p>
          </table:table-cell>
          <table:table-cell office:value-type="float" office:value="35.79662" calcext:value-type="float">
            <text:p>35.7966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Upupa Rosso Abraham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900" calcext:value-type="float">
            <text:p>3900</text:p>
          </table:table-cell>
          <table:table-cell office:value-type="float" office:value="1300" calcext:value-type="float">
            <text:p>13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ltimo acquisto pre-vinoteqa (12/06/2023): 6 x 13,00 € da Weindie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my5rh0hgfb6v60mx3bynp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natsch Upupa Rot</text:p>
          </table:table-cell>
          <table:table-cell office:value-type="string" calcext:value-type="string">
            <text:p>Weingut Abraham</text:p>
          </table:table-cell>
          <table:table-cell office:value-type="float" office:value="35.280987" calcext:value-type="float">
            <text:p>35.28098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ino Nobile Asinone Poliz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8000" calcext:value-type="float">
            <text:p>8000</text:p>
          </table:table-cell>
          <table:table-cell office:value-type="float" office:value="3925" calcext:value-type="float">
            <text:p>392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ltimo acquisto pre-vinoteqa (07/06/2024): 2 x 39,25 € da Fine Win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evsen8nmn94fseb14nc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House of Nobilo Pinotage</text:p>
          </table:table-cell>
          <table:table-cell office:value-type="string" calcext:value-type="string">
            <text:p>Nobilo</text:p>
          </table:table-cell>
          <table:table-cell office:value-type="float" office:value="23.603289" calcext:value-type="float">
            <text:p>23.60328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ino Nobile Boscarell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700" calcext:value-type="float">
            <text:p>4700</text:p>
          </table:table-cell>
          <table:table-cell office:value-type="float" office:value="2050" calcext:value-type="float">
            <text:p>205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Ultimo acquisto pre-vinoteqa (25/01/2025): 6 x 20,50 € da Weindie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my5sym5kqjajwdgjct42g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ei Boscarelli</text:p>
          </table:table-cell>
          <table:table-cell office:value-type="string" calcext:value-type="string">
            <text:p>Boscarelli</text:p>
          </table:table-cell>
          <table:table-cell office:value-type="float" office:value="43.750774" calcext:value-type="float">
            <text:p>43.750774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Arrocco Albana di Romagn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Ultimo acquisto pre-vinoteqa (nan): 0 x nan da n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my5sch2cq6kzrxc0wyep2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ca Roagna Barbaresco</text:p>
          </table:table-cell>
          <table:table-cell office:value-type="string" calcext:value-type="string">
            <text:p>Roagna</text:p>
          </table:table-cell>
          <table:table-cell office:value-type="float" office:value="26.78087" calcext:value-type="float">
            <text:p>26.7808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scato Rosa F. Haa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01" calcext:value-type="float">
            <text:p>2001</text:p>
          </table:table-cell>
          <table:table-cell office:value-type="float" office:value="4500" calcext:value-type="float">
            <text:p>4500</text:p>
          </table:table-cell>
          <table:table-cell office:value-type="float" office:value="1930" calcext:value-type="float">
            <text:p>193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ltimo acquisto pre-vinoteqa (31/01/2020): 3 x 19,30 € da Fine Win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eqx8c8x1pmz254djfme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Haras Cabernet Sauvignon</text:p>
          </table:table-cell>
          <table:table-cell office:value-type="string" calcext:value-type="string">
            <text:p>Haras de Pirque</text:p>
          </table:table-cell>
          <table:table-cell office:value-type="float" office:value="17.444536" calcext:value-type="float">
            <text:p>17.444536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scato Rosa Muri Grie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00" calcext:value-type="float">
            <text:p>2000</text:p>
          </table:table-cell>
          <table:table-cell office:value-type="float" office:value="4200" calcext:value-type="float">
            <text:p>4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ltimo acquisto pre-vinoteqa (nan): 0 x nan da n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zm1jhr3n81sardfmp9s0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5 Mori Rosso</text:p>
          </table:table-cell>
          <table:table-cell office:value-type="string" calcext:value-type="string">
            <text:p>Giacomo Mori</text:p>
          </table:table-cell>
          <table:table-cell office:value-type="float" office:value="21.634907" calcext:value-type="float">
            <text:p>21.634907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raepositus Kerner Passi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08" calcext:value-type="float">
            <text:p>2008</text:p>
          </table:table-cell>
          <table:table-cell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ltimo acquisto pre-vinoteqa (nan): 0 x nan da n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h4bs7gq37gr4p9dxr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omaine Passot Les rampaux Morgon Douby</text:p>
          </table:table-cell>
          <table:table-cell office:value-type="string" calcext:value-type="string">
            <text:p>Domaine Passot-Collonge</text:p>
          </table:table-cell>
          <table:table-cell office:value-type="float" office:value="17.911333" calcext:value-type="float">
            <text:p>17.911333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pa XI Porto ~ Goj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ltimo acquisto pre-vinoteqa (nan): 0 x nan da n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arvcm0zhtfh0z72w7datga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ateau Porto Carras</text:p>
          </table:table-cell>
          <table:table-cell office:value-type="string" calcext:value-type="string">
            <text:p>Porto Carras</text:p>
          </table:table-cell>
          <table:table-cell office:value-type="float" office:value="23.74914" calcext:value-type="float">
            <text:p>23.7491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Amistar Cuveé Rosso - Peter Sölv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200" calcext:value-type="float">
            <text:p>5200</text:p>
          </table:table-cell>
          <table:table-cell office:value-type="float" office:value="2500" calcext:value-type="float">
            <text:p>25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Ultimo acquisto pre-vinoteqa (08/08/2024): 12 x 25,00 € da Weindie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my5rh4696kz0ytbwtarqy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istar Rosso</text:p>
          </table:table-cell>
          <table:table-cell office:value-type="string" calcext:value-type="string">
            <text:p>Peter Sölva</text:p>
          </table:table-cell>
          <table:table-cell office:value-type="float" office:value="47.224228" calcext:value-type="float">
            <text:p>47.22422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rimitivo Impavido - Tenuta Coppador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000" calcext:value-type="float">
            <text:p>5000</text:p>
          </table:table-cell>
          <table:table-cell office:value-type="float" office:value="1850" calcext:value-type="float">
            <text:p>185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ltimo acquisto pre-vinoteqa (31/03/2024): 18 x 18,50 € da Tenuta Coppador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sxngfrqkk71a0j7g8f9k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mpavido Primitivo</text:p>
          </table:table-cell>
          <table:table-cell office:value-type="string" calcext:value-type="string">
            <text:p>Coppadoro</text:p>
          </table:table-cell>
          <table:table-cell office:value-type="float" office:value="47.803574" calcext:value-type="float">
            <text:p>47.80357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marein 2015 Josephus May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7800" calcext:value-type="float">
            <text:p>7800</text:p>
          </table:table-cell>
          <table:table-cell office:value-type="float" office:value="3290" calcext:value-type="float">
            <text:p>329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ltimo acquisto pre-vinoteqa (04/07/2017): 6 x 32,90 € da Weindie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zm1fcf8fe25je3b7aa6c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r. Mayer Gamay</text:p>
          </table:table-cell>
          <table:table-cell office:value-type="string" calcext:value-type="string">
            <text:p>Mayer</text:p>
          </table:table-cell>
          <table:table-cell office:value-type="float" office:value="20.578234" calcext:value-type="float">
            <text:p>20.57823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Huberfeld St. Paul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500" calcext:value-type="float">
            <text:p>3500</text:p>
          </table:table-cell>
          <table:table-cell office:value-type="float" office:value="930" calcext:value-type="float">
            <text:p>93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Ultimo acquisto pre-vinoteqa (19/12/2024): 12 x 9,30 € da Kellerei St. Pau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my5q7ft67s2bqxw10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Huberfeld</text:p>
          </table:table-cell>
          <table:table-cell office:value-type="string" calcext:value-type="string">
            <text:p>Kellerei St. Pauls</text:p>
          </table:table-cell>
          <table:table-cell office:value-type="float" office:value="36.84731" calcext:value-type="float">
            <text:p>36.84731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etit Manseng Passion - Cantina St. Paul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ltimo acquisto pre-vinoteqa (11/12/2019): 6 x 16,00 € da Kellerei St. Pau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f52z4fq7ar7swtt7k9f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aulus Rosso</text:p>
          </table:table-cell>
          <table:table-cell office:value-type="string" calcext:value-type="string">
            <text:p>Kellerei St. Pauls</text:p>
          </table:table-cell>
          <table:table-cell office:value-type="float" office:value="26.500149" calcext:value-type="float">
            <text:p>26.50014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Arzio - Baron di Paul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000" calcext:value-type="float">
            <text:p>6000</text:p>
          </table:table-cell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ltimo acquisto pre-vinoteqa (02/03/2023): 2 x 25,00 € da Vinum Boz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h5kmprdwyhemry8pd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rzio Major</text:p>
          </table:table-cell>
          <table:table-cell office:value-type="string" calcext:value-type="string">
            <text:p>Baron Di Pauli</text:p>
          </table:table-cell>
          <table:table-cell office:value-type="float" office:value="39.29442" calcext:value-type="float">
            <text:p>39.2944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Sauvignon Cor Römigberg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7800" calcext:value-type="float">
            <text:p>7800</text:p>
          </table:table-cell>
          <table:table-cell office:value-type="float" office:value="3750" calcext:value-type="float">
            <text:p>375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ltimo acquisto pre-vinoteqa (06/12/2024): 3 x 37,50 € da Vinum Boz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esaxd6k6xcq8zsq6qmz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 Cor Si Move</text:p>
          </table:table-cell>
          <table:table-cell office:value-type="string" calcext:value-type="string">
            <text:p>COR</text:p>
          </table:table-cell>
          <table:table-cell office:value-type="float" office:value="25.367289" calcext:value-type="float">
            <text:p>25.36728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Riserva Brenntal - Kurtats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000" calcext:value-type="float">
            <text:p>6000</text:p>
          </table:table-cell>
          <table:table-cell office:value-type="float" office:value="3400" calcext:value-type="float">
            <text:p>34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ltimo acquisto pre-vinoteqa (05/01/2024): 3 x 34,00 € da Weindie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zm1v03g64rzcatxnbg9f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Brenntal</text:p>
          </table:table-cell>
          <table:table-cell office:value-type="string" calcext:value-type="string">
            <text:p>Cantina Kurtatsch</text:p>
          </table:table-cell>
          <table:table-cell office:value-type="float" office:value="39.220406" calcext:value-type="float">
            <text:p>39.22040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Riserva Porphyr - Cantina Terlan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6300" calcext:value-type="float">
            <text:p>6300</text:p>
          </table:table-cell>
          <table:table-cell office:value-type="float" office:value="3003" calcext:value-type="float">
            <text:p>3003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Ultimo acquisto pre-vinoteqa (06/07/2022): 6 x 30,03 € da n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n538gj86tet5g3ad2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Porphyr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7.049038" calcext:value-type="float">
            <text:p>57.04903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 - Schiava Botte Nr. 9 - Girla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6500" calcext:value-type="float">
            <text:p>6500</text:p>
          </table:table-cell>
          <table:table-cell office:value-type="float" office:value="1660" calcext:value-type="float">
            <text:p>166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ltimo acquisto pre-vinoteqa (13/06/2018): 2 x 16,60 € da Kellerei Girl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b4rjgtfv0kvaa4gqhbe2w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natsch Fass Nr. 9</text:p>
          </table:table-cell>
          <table:table-cell office:value-type="string" calcext:value-type="string">
            <text:p>Girlan</text:p>
          </table:table-cell>
          <table:table-cell office:value-type="float" office:value="40.39115" calcext:value-type="float">
            <text:p>40.39115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 - Laurin Cantina Cornaian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6900" calcext:value-type="float">
            <text:p>6900</text:p>
          </table:table-cell>
          <table:table-cell office:value-type="float" office:value="2400" calcext:value-type="float">
            <text:p>240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ltimo acquisto pre-vinoteqa (19/12/2022): 2 x 24,00 € da Kellerei Girl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my5tm8msh8tcz2dkef6y4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di Cornaiano Vino Novello</text:p>
          </table:table-cell>
          <table:table-cell office:value-type="string" calcext:value-type="string">
            <text:p>Cantina Produttori Cornaiano</text:p>
          </table:table-cell>
          <table:table-cell office:value-type="float" office:value="41.12718" calcext:value-type="float">
            <text:p>41.1271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 - Amarone Classico Costasera Masi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7" calcext:value-type="float">
            <text:p>2017</text:p>
          </table:table-cell>
          <table:table-cell office:value-type="float" office:value="15100" calcext:value-type="float">
            <text:p>15100</text:p>
          </table:table-cell>
          <table:table-cell office:value-type="float" office:value="5350" calcext:value-type="float">
            <text:p>535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ltimo acquisto pre-vinoteqa (27/02/2023): 2 x 53,50 € da Masi Agricol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d1hjdw9h6nhb6ar8v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 Costasera</text:p>
          </table:table-cell>
          <table:table-cell office:value-type="string" calcext:value-type="string">
            <text:p>Masi</text:p>
          </table:table-cell>
          <table:table-cell office:value-type="float" office:value="33.7655" calcext:value-type="float">
            <text:p>33.765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2015 Abtei Muri Riserv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5800" calcext:value-type="float">
            <text:p>5800</text:p>
          </table:table-cell>
          <table:table-cell office:value-type="float" office:value="1920" calcext:value-type="float">
            <text:p>192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Ultimo acquisto pre-vinoteqa (02/10/2018): 3 x 19,20 € da Vinum Boz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vksfat0r71nwzmtpb545xn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btei</text:p>
          </table:table-cell>
          <table:table-cell office:value-type="string" calcext:value-type="string">
            <text:p>Muri-Gries</text:p>
          </table:table-cell>
          <table:table-cell office:value-type="float" office:value="33.104282" calcext:value-type="float">
            <text:p>33.104282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 - Lagrein Abtei Muri Riserva 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3979" calcext:value-type="float">
            <text:p>3979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ltimo acquisto pre-vinoteqa (05/02/2025): 2 x 39,80 € da Convento Muri Gri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vksfat0r71nwzmtpb545xn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btei</text:p>
          </table:table-cell>
          <table:table-cell office:value-type="string" calcext:value-type="string">
            <text:p>Muri-Gries</text:p>
          </table:table-cell>
          <table:table-cell office:value-type="float" office:value="33.104282" calcext:value-type="float">
            <text:p>33.10428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Ponkler 2012 - Franz Haa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11000" calcext:value-type="float">
            <text:p>11000</text:p>
          </table:table-cell>
          <table:table-cell office:value-type="float" office:value="5050" calcext:value-type="float">
            <text:p>505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ltimo acquisto pre-vinoteqa (06/12/2019): 3 x 50,50 € da Fine Win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zm1c5qb5cetv3jrpkk8p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Pònkler</text:p>
          </table:table-cell>
          <table:table-cell office:value-type="string" calcext:value-type="string">
            <text:p>Franz Haas</text:p>
          </table:table-cell>
          <table:table-cell office:value-type="float" office:value="49.681896" calcext:value-type="float">
            <text:p>49.68189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Vigna Klosteranger Mur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" calcext:value-type="float">
            <text:p>50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Ultimo acquisto pre-vinoteqa (15/02/2024): 3 x 50,00 € da Convento Muri Gri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4pmmfh93j1t0fkgezz7faz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Weingarten Klosteranger</text:p>
          </table:table-cell>
          <table:table-cell office:value-type="string" calcext:value-type="string">
            <text:p>Muri-Gries</text:p>
          </table:table-cell>
          <table:table-cell office:value-type="float" office:value="37.681934" calcext:value-type="float">
            <text:p>37.68193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evetrano - Colli di Salern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1720" calcext:value-type="float">
            <text:p>1172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ltimo acquisto pre-vinoteqa (08/06/2018): 4 x 117,20 € da n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108y6psf6bbg45hf66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trano</text:p>
          </table:table-cell>
          <table:table-cell office:value-type="float" office:value="51.884617" calcext:value-type="float">
            <text:p>51.88461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Riserva Tenuta Wildmon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8000" calcext:value-type="float">
            <text:p>8000</text:p>
          </table:table-cell>
          <table:table-cell office:value-type="float" office:value="4000" calcext:value-type="float">
            <text:p>4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Ultimo acquisto pre-vinoteqa (11/12/2019): 6 x 40,00 € da Weingut Wildmon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4pmmgamddqa0h9j94h7y6s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</text:p>
          </table:table-cell>
          <table:table-cell office:value-type="string" calcext:value-type="string">
            <text:p>Weingut Wildmonn</text:p>
          </table:table-cell>
          <table:table-cell office:value-type="float" office:value="34.279106" calcext:value-type="float">
            <text:p>34.27910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marein 2016 Unterganzn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3390" calcext:value-type="float">
            <text:p>339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ltimo acquisto pre-vinoteqa (27/06/2018): 6 x 33,90 € da Weindie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my5rn5agsqx1htnk7swsa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Lamarein</text:p>
          </table:table-cell>
          <table:table-cell office:value-type="string" calcext:value-type="string">
            <text:p>Erbhof Unterganzner</text:p>
          </table:table-cell>
          <table:table-cell office:value-type="float" office:value="37.54546" calcext:value-type="float">
            <text:p>37.5454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 Primitivo Impavido Coppador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9900" calcext:value-type="float">
            <text:p>9900</text:p>
          </table:table-cell>
          <table:table-cell office:value-type="float" office:value="4300" calcext:value-type="float">
            <text:p>43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ltimo acquisto pre-vinoteqa (25/05/2022): 1 x 43,00 € da Tenuta Coppador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sxngfrqkk71a0j7g8f9k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mpavido Primitivo</text:p>
          </table:table-cell>
          <table:table-cell office:value-type="string" calcext:value-type="string">
            <text:p>Coppadoro</text:p>
          </table:table-cell>
          <table:table-cell office:value-type="float" office:value="47.803574" calcext:value-type="float">
            <text:p>47.80357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 St. Magdalener Vigna Rondell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7600" calcext:value-type="float">
            <text:p>7600</text:p>
          </table:table-cell>
          <table:table-cell office:value-type="float" office:value="2620" calcext:value-type="float">
            <text:p>262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Ultimo acquisto pre-vinoteqa (24/06/2023): 2 x 26,20 € da Franz Gojer - Glögglhof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mxhwhz401xnh1zajf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. Magdalener</text:p>
          </table:table-cell>
          <table:table-cell office:value-type="string" calcext:value-type="string">
            <text:p>St. Michael-Eppan</text:p>
          </table:table-cell>
          <table:table-cell office:value-type="float" office:value="26.44886" calcext:value-type="float">
            <text:p>26.44886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 Bolgheri Sassicaia 2007 - Tenuta San Guid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ltimo acquisto pre-vinoteqa (nan): 0 x nan da n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9.04051" calcext:value-type="float">
            <text:p>49.04051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Terra d'Eclano Aglianico - Quintodecim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5000" calcext:value-type="float">
            <text:p>5000</text:p>
          </table:table-cell>
          <table:table-cell office:value-type="float" office:value="2400" calcext:value-type="float">
            <text:p>24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ltimo acquisto pre-vinoteqa (12/12/2018): 6 x 24,00 € da Pellegrini Sp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r2pp8pc7qd3na3303s9x7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glianico Irpinia Terra d'Eclano</text:p>
          </table:table-cell>
          <table:table-cell office:value-type="string" calcext:value-type="string">
            <text:p>Quintodecimo</text:p>
          </table:table-cell>
          <table:table-cell office:value-type="float" office:value="52.128834" calcext:value-type="float">
            <text:p>52.12883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Saosent Cantina Cembr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500" calcext:value-type="float">
            <text:p>4500</text:p>
          </table:table-cell>
          <table:table-cell office:value-type="float" office:value="1900" calcext:value-type="float">
            <text:p>190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Ultimo acquisto pre-vinoteqa (19/05/2023): 12 x 19,00 € da Cantina Lavis e Valle di Cembr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sxn30evs4wqgznc7dtej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gna di Saosent Pinot Nero</text:p>
          </table:table-cell>
          <table:table-cell office:value-type="string" calcext:value-type="string">
            <text:p>Cembra</text:p>
          </table:table-cell>
          <table:table-cell office:value-type="float" office:value="42.73156" calcext:value-type="float">
            <text:p>42.7315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Abtei Muri 2016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5000" calcext:value-type="float">
            <text:p>5000</text:p>
          </table:table-cell>
          <table:table-cell office:value-type="float" office:value="1550" calcext:value-type="float">
            <text:p>155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Ultimo acquisto pre-vinoteqa (07/12/2019): 6 x 15,50 € da Weindie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vksfat0r71nwzmtpb545xn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btei</text:p>
          </table:table-cell>
          <table:table-cell office:value-type="string" calcext:value-type="string">
            <text:p>Muri-Gries</text:p>
          </table:table-cell>
          <table:table-cell office:value-type="float" office:value="33.104282" calcext:value-type="float">
            <text:p>33.10428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St. Daniel Riserva Colterenz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000" calcext:value-type="float">
            <text:p>4000</text:p>
          </table:table-cell>
          <table:table-cell office:value-type="float" office:value="1229" calcext:value-type="float">
            <text:p>1229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Ultimo acquisto pre-vinoteqa (06/03/2025): 6 x 12,29 € da Vinum Boz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kv33cewkey32djev3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Riserva St. Daniel</text:p>
          </table:table-cell>
          <table:table-cell office:value-type="string" calcext:value-type="string">
            <text:p>Kellerei Schreckbichl / Cantina Colterenzio</text:p>
          </table:table-cell>
          <table:table-cell office:value-type="float" office:value="30.842182" calcext:value-type="float">
            <text:p>30.84218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ldaro Classico Superiore Quintessenz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700" calcext:value-type="float">
            <text:p>3700</text:p>
          </table:table-cell>
          <table:table-cell office:value-type="float" office:value="1040" calcext:value-type="float">
            <text:p>104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Ultimo acquisto pre-vinoteqa (20/02/2025): 6 x 10,40 € da Weindie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sq480yy7f2f7a18bw6h44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Superiore</text:p>
          </table:table-cell>
          <table:table-cell office:value-type="string" calcext:value-type="string">
            <text:p>Valdarno Superiore</text:p>
          </table:table-cell>
          <table:table-cell office:value-type="float" office:value="27.699034" calcext:value-type="float">
            <text:p>27.69903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efalco di Sagrantino Collepiano Capra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5200" calcext:value-type="float">
            <text:p>5200</text:p>
          </table:table-cell>
          <table:table-cell office:value-type="float" office:value="2090" calcext:value-type="float">
            <text:p>209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ltimo acquisto pre-vinoteqa (23/01/2025): 2 x 20,90 € da Weindie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fg0ccfyk9pna69wmz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grantino di Montefalco Collepiano</text:p>
          </table:table-cell>
          <table:table-cell office:value-type="string" calcext:value-type="string">
            <text:p>Arnaldo-Caprai</text:p>
          </table:table-cell>
          <table:table-cell office:value-type="float" office:value="50.297653" calcext:value-type="float">
            <text:p>50.29765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marein 2017 J. May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7000" calcext:value-type="float">
            <text:p>7000</text:p>
          </table:table-cell>
          <table:table-cell office:value-type="float" office:value="3590" calcext:value-type="float">
            <text:p>359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ltimo acquisto pre-vinoteqa (28/06/2019): 6 x 35,90 € da n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zm1fcf8fe25je3b7aa6c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r. Mayer Gamay</text:p>
          </table:table-cell>
          <table:table-cell office:value-type="string" calcext:value-type="string">
            <text:p>Mayer</text:p>
          </table:table-cell>
          <table:table-cell office:value-type="float" office:value="20.578234" calcext:value-type="float">
            <text:p>20.57823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Teroldego Rotaliano Diedri Riserva Dorigat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200" calcext:value-type="float">
            <text:p>4200</text:p>
          </table:table-cell>
          <table:table-cell office:value-type="float" office:value="1510" calcext:value-type="float">
            <text:p>15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Ultimo acquisto pre-vinoteqa (09/03/2024): 6 x 15,10 € da Azienda Dorigati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epzq1brt4b743j5fe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oldego Rotaliano Superiore Riserva Diedri</text:p>
          </table:table-cell>
          <table:table-cell office:value-type="string" calcext:value-type="string">
            <text:p>Dorigati</text:p>
          </table:table-cell>
          <table:table-cell office:value-type="float" office:value="53.010952" calcext:value-type="float">
            <text:p>53.01095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Aglianico Molise Riserva Contado - Di Majo Norant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4000" calcext:value-type="float">
            <text:p>4000</text:p>
          </table:table-cell>
          <table:table-cell office:value-type="float" office:value="1090" calcext:value-type="float">
            <text:p>109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ltimo acquisto pre-vinoteqa (02/02/2024): 6 x 10,90 € da Weindie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gv7wwqbj47p960phw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glianico del Molise Riserva Contado</text:p>
          </table:table-cell>
          <table:table-cell office:value-type="string" calcext:value-type="string">
            <text:p>Di Majo Norante</text:p>
          </table:table-cell>
          <table:table-cell office:value-type="float" office:value="60.47585" calcext:value-type="float">
            <text:p>60.4758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Mühlweg Ignaz Niedris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900" calcext:value-type="float">
            <text:p>4900</text:p>
          </table:table-cell>
          <table:table-cell office:value-type="float" office:value="2350" calcext:value-type="float">
            <text:p>235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Ultimo acquisto pre-vinoteqa (16/07/2024): 12 x 23,50 € da Fine Win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nhkt8065fe1wvzsq0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Vigna Mühlweg</text:p>
          </table:table-cell>
          <table:table-cell office:value-type="string" calcext:value-type="string">
            <text:p>Ignaz Niedrist</text:p>
          </table:table-cell>
          <table:table-cell office:value-type="float" office:value="60.180325" calcext:value-type="float">
            <text:p>60.180325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osato Schiava - Rosé Vernatsch Goj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400" calcext:value-type="float">
            <text:p>3400</text:p>
          </table:table-cell>
          <table:table-cell office:value-type="float" office:value="885" calcext:value-type="float">
            <text:p>88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Ultimo acquisto pre-vinoteqa (11/06/2024): 12 x 8,85 € da Franz Gojer - Glögglhof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zm1qfg94yw5g35rd2g72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natsch Alte Reben</text:p>
          </table:table-cell>
          <table:table-cell office:value-type="string" calcext:value-type="string">
            <text:p>Franz Gojer – Glögglhof</text:p>
          </table:table-cell>
          <table:table-cell office:value-type="float" office:value="27.45037" calcext:value-type="float">
            <text:p>27.4503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runello di Montalcino Poggio al Vento - Col d'Orc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15000" calcext:value-type="float">
            <text:p>15000</text:p>
          </table:table-cell>
          <table:table-cell office:value-type="float" office:value="7120" calcext:value-type="float">
            <text:p>712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ltimo acquisto pre-vinoteqa (05/12/2022): 1 x 71,20 € da Vinum Boz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d495jd2nppw10k2cy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Cantina di Montalcino</text:p>
          </table:table-cell>
          <table:table-cell office:value-type="float" office:value="41.06803" calcext:value-type="float">
            <text:p>41.0680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hianti Classico Cavarchione BIO Istin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500" calcext:value-type="float">
            <text:p>4500</text:p>
          </table:table-cell>
          <table:table-cell office:value-type="float" office:value="1900" calcext:value-type="float">
            <text:p>190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Ultimo acquisto pre-vinoteqa (18/09/2024): 6 x 19,00 € da Weindie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zm22cqbcw1982sqka6wy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gna Cavarchione Chianti Classico</text:p>
          </table:table-cell>
          <table:table-cell office:value-type="string" calcext:value-type="string">
            <text:p>Istine</text:p>
          </table:table-cell>
          <table:table-cell office:value-type="float" office:value="52.170734" calcext:value-type="float">
            <text:p>52.17073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marein 2018 30° Anniversario J. May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000" calcext:value-type="float">
            <text:p>7000</text:p>
          </table:table-cell>
          <table:table-cell office:value-type="float" office:value="3690" calcext:value-type="float">
            <text:p>369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ltimo acquisto pre-vinoteqa (18/08/2020): 3 x 36,90 € da Vinum Boz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zm1fcf8fe25je3b7aa6c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r. Mayer Gamay</text:p>
          </table:table-cell>
          <table:table-cell office:value-type="string" calcext:value-type="string">
            <text:p>Mayer</text:p>
          </table:table-cell>
          <table:table-cell office:value-type="float" office:value="20.578234" calcext:value-type="float">
            <text:p>20.57823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nnonau di Sardegna riserva Oliana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000" calcext:value-type="float">
            <text:p>4000</text:p>
          </table:table-cell>
          <table:table-cell office:value-type="float" office:value="1410" calcext:value-type="float">
            <text:p>141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ltimo acquisto pre-vinoteqa (11/03/2025): 4 x 14,10 € da Vinum Boz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4pmmg0tppv5edxms5m6jyj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nnonau Riserva</text:p>
          </table:table-cell>
          <table:table-cell office:value-type="string" calcext:value-type="string">
            <text:p>Olianas</text:p>
          </table:table-cell>
          <table:table-cell office:value-type="float" office:value="43.470833" calcext:value-type="float">
            <text:p>43.47083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Kålch Cuveé Bergmann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400" calcext:value-type="float">
            <text:p>6400</text:p>
          </table:table-cell>
          <table:table-cell office:value-type="float" office:value="3100" calcext:value-type="float">
            <text:p>31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ltimo acquisto pre-vinoteqa (14/03/2024): 6 x 31,00 € da Weindie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my5sm68t8jgd8a0203fje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ålch</text:p>
          </table:table-cell>
          <table:table-cell office:value-type="string" calcext:value-type="string">
            <text:p>Bergmannhof</text:p>
          </table:table-cell>
          <table:table-cell office:value-type="float" office:value="48.57204" calcext:value-type="float">
            <text:p>48.5720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Granat Franz Goj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700" calcext:value-type="float">
            <text:p>3700</text:p>
          </table:table-cell>
          <table:table-cell office:value-type="float" office:value="1050" calcext:value-type="float">
            <text:p>105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Ultimo acquisto pre-vinoteqa (04/01/2025): 42 x 10,50 € da Franz Gojer - Glögglhof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zm1qfkwnq4r4b0mkp82v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Granat</text:p>
          </table:table-cell>
          <table:table-cell office:value-type="string" calcext:value-type="string">
            <text:p>Franz Gojer – Glögglhof</text:p>
          </table:table-cell>
          <table:table-cell office:value-type="float" office:value="49.130074" calcext:value-type="float">
            <text:p>49.13007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Abtei Muri 2018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000" calcext:value-type="float">
            <text:p>5000</text:p>
          </table:table-cell>
          <table:table-cell office:value-type="float" office:value="1550" calcext:value-type="float">
            <text:p>155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Ultimo acquisto pre-vinoteqa (13/08/2021): 48 x 15,50 € da Convento Muri Gri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vksfat0r71nwzmtpb545xn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btei</text:p>
          </table:table-cell>
          <table:table-cell office:value-type="string" calcext:value-type="string">
            <text:p>Muri-Gries</text:p>
          </table:table-cell>
          <table:table-cell office:value-type="float" office:value="33.104282" calcext:value-type="float">
            <text:p>33.10428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lanus Rosso Cuveé Dorigat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900" calcext:value-type="float">
            <text:p>3900</text:p>
          </table:table-cell>
          <table:table-cell office:value-type="float" office:value="980" calcext:value-type="float">
            <text:p>98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ltimo acquisto pre-vinoteqa (09/03/2024): 18 x 9,80 € da Azienda Dorigati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fzvpgvn79trgza128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lanus</text:p>
          </table:table-cell>
          <table:table-cell office:value-type="string" calcext:value-type="string">
            <text:p>Dorigati</text:p>
          </table:table-cell>
          <table:table-cell office:value-type="float" office:value="36.261536" calcext:value-type="float">
            <text:p>36.26153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sé Kurtasch - Pinot Nero Rosé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office:value-type="float" office:value="880" calcext:value-type="float">
            <text:p>88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Ultimo acquisto pre-vinoteqa (05/01/2024): 12 x 8,80 € da Vinum Boz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ev9s8attt19skkxnmt1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sa Los Pinos Nature &amp; Organic</text:p>
          </table:table-cell>
          <table:table-cell office:value-type="string" calcext:value-type="string">
            <text:p>Dominio Los Pinos</text:p>
          </table:table-cell>
          <table:table-cell office:value-type="float" office:value="42.216476" calcext:value-type="float">
            <text:p>42.21647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Franc Generation K - Andi Sölv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500" calcext:value-type="float">
            <text:p>5500</text:p>
          </table:table-cell>
          <table:table-cell office:value-type="float" office:value="2400" calcext:value-type="float">
            <text:p>240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ltimo acquisto pre-vinoteqa (27/02/2023): 2 x 24,00 € da Vinum Boz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zm1h6m20x97r1bhcqzyf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eneration K Mitterberg Cabernet Franc</text:p>
          </table:table-cell>
          <table:table-cell office:value-type="string" calcext:value-type="string">
            <text:p>Weingut Andi Sölva</text:p>
          </table:table-cell>
          <table:table-cell office:value-type="float" office:value="45.78402" calcext:value-type="float">
            <text:p>45.7840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ombo Cuveé Bergkellerei Passai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000" calcext:value-type="float">
            <text:p>5000</text:p>
          </table:table-cell>
          <table:table-cell office:value-type="float" office:value="2370" calcext:value-type="float">
            <text:p>237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ltimo acquisto pre-vinoteqa (28/01/2025): 3 x 23,70 € da Vinum Boz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sq494wsxgmd562mwfrehh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mbo</text:p>
          </table:table-cell>
          <table:table-cell office:value-type="string" calcext:value-type="string">
            <text:p>Bergkellerei Passeier</text:p>
          </table:table-cell>
          <table:table-cell office:value-type="float" office:value="59.395145" calcext:value-type="float">
            <text:p>59.39514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Kalterersee - Caldaro "Erbe &amp; Auftrag" Andi Sölv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900" calcext:value-type="float">
            <text:p>4900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ltimo acquisto pre-vinoteqa (25/11/2021): 6 x 20,20 € da Vinum Boz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zm23ncxnpkv6z1cs14th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rbe &amp; Auftrag Kalterersee</text:p>
          </table:table-cell>
          <table:table-cell office:value-type="string" calcext:value-type="string">
            <text:p>Weingut Andi Sölva</text:p>
          </table:table-cell>
          <table:table-cell office:value-type="float" office:value="55.050163" calcext:value-type="float">
            <text:p>55.05016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ino Nobile Boscarelli 0,375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3100" calcext:value-type="float">
            <text:p>3100</text:p>
          </table:table-cell>
          <table:table-cell office:value-type="float" office:value="1070" calcext:value-type="float">
            <text:p>107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ltimo acquisto pre-vinoteqa (08/01/2022): 6 x 10,70 € da Weindie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my5sym5kqjajwdgjct42g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ei Boscarelli</text:p>
          </table:table-cell>
          <table:table-cell office:value-type="string" calcext:value-type="string">
            <text:p>Boscarelli</text:p>
          </table:table-cell>
          <table:table-cell office:value-type="float" office:value="43.750774" calcext:value-type="float">
            <text:p>43.75077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altellina Inferno Superiore Riserva Rainold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200" calcext:value-type="float">
            <text:p>5200</text:p>
          </table:table-cell>
          <table:table-cell office:value-type="float" office:value="2530" calcext:value-type="float">
            <text:p>253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Ultimo acquisto pre-vinoteqa (04/02/2025): 4 x 25,30 € da Weindie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fwqawq58esgf07f7g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nferno Valtellina Superiore</text:p>
          </table:table-cell>
          <table:table-cell office:value-type="string" calcext:value-type="string">
            <text:p>Aldo Rainoldi</text:p>
          </table:table-cell>
          <table:table-cell office:value-type="float" office:value="45.499794" calcext:value-type="float">
            <text:p>45.49979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chiava gentile - Edelvernatsch Hasel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office:value-type="float" office:value="869" calcext:value-type="float">
            <text:p>869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Ultimo acquisto pre-vinoteqa (25/03/2025): 6 x 8,70 € da Weindie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zm1hp32h60j2bhv93m87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. Gentile Malbec</text:p>
          </table:table-cell>
          <table:table-cell office:value-type="string" calcext:value-type="string">
            <text:p>Cava Gentile</text:p>
          </table:table-cell>
          <table:table-cell office:value-type="float" office:value="30.339388" calcext:value-type="float">
            <text:p>30.33938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Riserva Curlan Girl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2600" calcext:value-type="float">
            <text:p>12600</text:p>
          </table:table-cell>
          <table:table-cell office:value-type="float" office:value="6000" calcext:value-type="float">
            <text:p>60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ltimo acquisto pre-vinoteqa (16/07/2023): 3 x 60,00 € da Kellerei Girl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zm1pm7p3pekabgw88zac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Curlan</text:p>
          </table:table-cell>
          <table:table-cell office:value-type="string" calcext:value-type="string">
            <text:p>Girlan</text:p>
          </table:table-cell>
          <table:table-cell office:value-type="float" office:value="47.84028" calcext:value-type="float">
            <text:p>47.8402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Riserva Thalman Cantina Bolzan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400" calcext:value-type="float">
            <text:p>4400</text:p>
          </table:table-cell>
          <table:table-cell office:value-type="float" office:value="1900" calcext:value-type="float">
            <text:p>19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ltimo acquisto pre-vinoteqa (14/02/2024): 6 x 19,00 € da Weindie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my5tb9f2am5sr20mpeg38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Riserva Thalman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41.111603" calcext:value-type="float">
            <text:p>41.11160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Zero Infinito CREMISI di Pojer &amp; Sandr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800" calcext:value-type="float">
            <text:p>3800</text:p>
          </table:table-cell>
          <table:table-cell office:value-type="float" office:value="1300" calcext:value-type="float">
            <text:p>130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Ultimo acquisto pre-vinoteqa (12/06/2023): 6 x 13,00 € da Fine Win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eh9tw1z9w22x16yam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Dolomiti</text:p>
          </table:table-cell>
          <table:table-cell office:value-type="string" calcext:value-type="string">
            <text:p>Pojer e Sandri</text:p>
          </table:table-cell>
          <table:table-cell office:value-type="float" office:value="38.628647" calcext:value-type="float">
            <text:p>38.62864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osato Primitivo Rosett - Tenute Sannell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300" calcext:value-type="float">
            <text:p>3300</text:p>
          </table:table-cell>
          <table:table-cell office:value-type="float" office:value="650" calcext:value-type="float">
            <text:p>65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Ultimo acquisto pre-vinoteqa (31/03/2024): 12 x 6,50 € da Tenuta Coppador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1r3hemc6b94b689a8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 Mannella Brunello di Montalcino</text:p>
          </table:table-cell>
          <table:table-cell office:value-type="string" calcext:value-type="string">
            <text:p>Cortonesi (La Mannella)</text:p>
          </table:table-cell>
          <table:table-cell office:value-type="float" office:value="24.701721" calcext:value-type="float">
            <text:p>24.70172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osato Anphora Rosé Marie Tröpfeltal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ltimo acquisto pre-vinoteqa (06/12/2023): 2 x 18,00 € da Vinum Boz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f13f0929nd78w3prj34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éserve Marie Maignot</text:p>
          </table:table-cell>
          <table:table-cell office:value-type="string" calcext:value-type="string">
            <text:p>Marie Maignot</text:p>
          </table:table-cell>
          <table:table-cell office:value-type="float" office:value="22.11049" calcext:value-type="float">
            <text:p>22.11049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 - Pinot Nero Ludwig Elena Walch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10500" calcext:value-type="float">
            <text:p>10500</text:p>
          </table:table-cell>
          <table:table-cell office:value-type="float" office:value="5050" calcext:value-type="float">
            <text:p>505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ltimo acquisto pre-vinoteqa (20/07/2022): 3 x 50,50 € da Avenue - Elena Walch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163y4xhj4xhmpssq3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Ludwig</text:p>
          </table:table-cell>
          <table:table-cell office:value-type="string" calcext:value-type="string">
            <text:p>Elena Walch</text:p>
          </table:table-cell>
          <table:table-cell office:value-type="float" office:value="57.390793" calcext:value-type="float">
            <text:p>57.39079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Oltrepò Pavese Conte Vistarin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4800" calcext:value-type="float">
            <text:p>4800</text:p>
          </table:table-cell>
          <table:table-cell office:value-type="float" office:value="2100" calcext:value-type="float">
            <text:p>210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ltimo acquisto pre-vinoteqa (20/08/2022): 4 x 21,00 € da Weindie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qz2xa5km7p4r8zyag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dell'Oltrepo Pavese</text:p>
          </table:table-cell>
          <table:table-cell office:value-type="string" calcext:value-type="string">
            <text:p>Conte Vistarino</text:p>
          </table:table-cell>
          <table:table-cell office:value-type="float" office:value="52.90722" calcext:value-type="float">
            <text:p>52.90722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etit Manseng Aurie 0,50 c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ltimo acquisto pre-vinoteqa (nan): 0 x nan da n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f0phmmks3fffjtgstxy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 d''''Auris</text:p>
          </table:table-cell>
          <table:table-cell office:value-type="string" calcext:value-type="string">
            <text:p>Château Auris</text:p>
          </table:table-cell>
          <table:table-cell office:value-type="float" office:value="26.894617" calcext:value-type="float">
            <text:p>26.89461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Abtei Muri 2020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000" calcext:value-type="float">
            <text:p>5000</text:p>
          </table:table-cell>
          <table:table-cell office:value-type="float" office:value="1989" calcext:value-type="float">
            <text:p>1989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Ultimo acquisto pre-vinoteqa (27/12/2022): 48 x 19,90 € da Convento Muri Gri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vksfat0r71nwzmtpb545xn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btei</text:p>
          </table:table-cell>
          <table:table-cell office:value-type="string" calcext:value-type="string">
            <text:p>Muri-Gries</text:p>
          </table:table-cell>
          <table:table-cell office:value-type="float" office:value="33.104282" calcext:value-type="float">
            <text:p>33.104282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icilia Rosato Lumera Donnafugat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700" calcext:value-type="float">
            <text:p>3700</text:p>
          </table:table-cell>
          <table:table-cell office:value-type="float" office:value="1070" calcext:value-type="float">
            <text:p>107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Ultimo acquisto pre-vinoteqa (25/07/2024): 12 x 10,70 € da Vinum Boz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sxmzadsazr00tsv4k0bx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valieri de Principi di Sicilia Syrah</text:p>
          </table:table-cell>
          <table:table-cell office:value-type="string" calcext:value-type="string">
            <text:p>Principi di Sicilia</text:p>
          </table:table-cell>
          <table:table-cell office:value-type="float" office:value="24.02068" calcext:value-type="float">
            <text:p>24.02068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yrah Vigneti delle Dolomiti Franz Goj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500" calcext:value-type="float">
            <text:p>5500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Ultimo acquisto pre-vinoteqa (11/12/2023): 12 x 25,00 € da Franz Gojer - Glögglhof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avwedqjkydhewn8jk8sfby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gneti delle Dolomiti Rosso</text:p>
          </table:table-cell>
          <table:table-cell office:value-type="string" calcext:value-type="string">
            <text:p>Roverè della Luna</text:p>
          </table:table-cell>
          <table:table-cell office:value-type="float" office:value="27.74156" calcext:value-type="float">
            <text:p>27.7415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ernatsch Meraner Schickenburg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500" calcext:value-type="float">
            <text:p>3500</text:p>
          </table:table-cell>
          <table:table-cell office:value-type="float" office:value="900" calcext:value-type="float">
            <text:p>90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Ultimo acquisto pre-vinoteqa (30/01/2025): 6 x 9,00 € da Weindie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1h70ghrf3tmgr9yd8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natsch</text:p>
          </table:table-cell>
          <table:table-cell office:value-type="string" calcext:value-type="string">
            <text:p>P. Meraner</text:p>
          </table:table-cell>
          <table:table-cell office:value-type="float" office:value="38.519516" calcext:value-type="float">
            <text:p>38.51951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ro d'Avola Don Antonio Morgant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100" calcext:value-type="float">
            <text:p>5100</text:p>
          </table:table-cell>
          <table:table-cell office:value-type="float" office:value="2350" calcext:value-type="float">
            <text:p>235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Ultimo acquisto pre-vinoteqa (25/03/2025): 6 x 23,50 € da Weindie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my5rk1mkpk8a85pajw83t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ro d'Avola Riserva Don Antonio</text:p>
          </table:table-cell>
          <table:table-cell office:value-type="string" calcext:value-type="string">
            <text:p>Morgante</text:p>
          </table:table-cell>
          <table:table-cell office:value-type="float" office:value="52.312286" calcext:value-type="float">
            <text:p>52.31228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t. Magdalener Klassisch Heilman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200" calcext:value-type="float">
            <text:p>4200</text:p>
          </table:table-cell>
          <table:table-cell office:value-type="float" office:value="1550" calcext:value-type="float">
            <text:p>155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Ultimo acquisto pre-vinoteqa (12/02/2025): 6 x 15,50 € da Vinum Boz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n345s22q2bnrkaz0m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. Magdalener Klassisch</text:p>
          </table:table-cell>
          <table:table-cell office:value-type="string" calcext:value-type="string">
            <text:p>Kellerei St. Pauls</text:p>
          </table:table-cell>
          <table:table-cell office:value-type="float" office:value="32.841984" calcext:value-type="float">
            <text:p>32.84198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marein 2021 Mayr Josephu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500" calcext:value-type="float">
            <text:p>8500</text:p>
          </table:table-cell>
          <table:table-cell office:value-type="float" office:value="4290" calcext:value-type="float">
            <text:p>429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Ultimo acquisto pre-vinoteqa (26/08/2023): 9 x 42,90 € da Vinum Boz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zm1fcf8fe25je3b7aa6c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r. Mayer Gamay</text:p>
          </table:table-cell>
          <table:table-cell office:value-type="string" calcext:value-type="string">
            <text:p>Mayer</text:p>
          </table:table-cell>
          <table:table-cell office:value-type="float" office:value="20.578234" calcext:value-type="float">
            <text:p>20.57823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Abtei Muri 2021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000" calcext:value-type="float">
            <text:p>5000</text:p>
          </table:table-cell>
          <table:table-cell office:value-type="float" office:value="1989" calcext:value-type="float">
            <text:p>1989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Ultimo acquisto pre-vinoteqa (15/03/2024): 6 x 19,90 € da Weindie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vksfat0r71nwzmtpb545xn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btei</text:p>
          </table:table-cell>
          <table:table-cell office:value-type="string" calcext:value-type="string">
            <text:p>Muri-Gries</text:p>
          </table:table-cell>
          <table:table-cell office:value-type="float" office:value="33.104282" calcext:value-type="float">
            <text:p>33.10428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scato d'Asti Canelli Casa Bianca Dogli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800" calcext:value-type="float">
            <text:p>3800</text:p>
          </table:table-cell>
          <table:table-cell office:value-type="float" office:value="1110" calcext:value-type="float">
            <text:p>111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ltimo acquisto pre-vinoteqa (07/06/2024): 2 x 11,10 € da Weindie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my5t9dm9nvzpfg953k1t4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sti</text:p>
          </table:table-cell>
          <table:table-cell office:value-type="string" calcext:value-type="string">
            <text:p>Canelli</text:p>
          </table:table-cell>
          <table:table-cell office:value-type="float" office:value="36.152195" calcext:value-type="float">
            <text:p>36.15219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alpolicella Ripassa Zenat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300" calcext:value-type="float">
            <text:p>4300</text:p>
          </table:table-cell>
          <table:table-cell office:value-type="float" office:value="1550" calcext:value-type="float">
            <text:p>155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ltimo acquisto pre-vinoteqa (13/03/2025): 6 x 15,50 € da Weindie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d1fnr67jf8jfan1y6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policella Ripasso Superiore Ripassa</text:p>
          </table:table-cell>
          <table:table-cell office:value-type="string" calcext:value-type="string">
            <text:p>Zenato</text:p>
          </table:table-cell>
          <table:table-cell office:value-type="float" office:value="39.933712" calcext:value-type="float">
            <text:p>39.93371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 - Amistar Cuvée Ross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10800" calcext:value-type="float">
            <text:p>10800</text:p>
          </table:table-cell>
          <table:table-cell office:value-type="float" office:value="5430" calcext:value-type="float">
            <text:p>54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ltimo acquisto pre-vinoteqa (07/06/2024): 1 x 54,30 € da Vinum Boz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my5rh5kmvqh56572jgmvb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izza Vigna Rosso</text:p>
          </table:table-cell>
          <table:table-cell office:value-type="string" calcext:value-type="string">
            <text:p>Amistà</text:p>
          </table:table-cell>
          <table:table-cell office:value-type="float" office:value="28.060003" calcext:value-type="float">
            <text:p>28.06000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Zweigelt Befehlhof Mitterberg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3800" calcext:value-type="float">
            <text:p>3800</text:p>
          </table:table-cell>
          <table:table-cell office:value-type="float" office:value="1070" calcext:value-type="float">
            <text:p>107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ltimo acquisto pre-vinoteqa (25/03/2025): 3 x 10,70 € da Weindie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my5sj03esc8nmabec5a79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Zweigelt</text:p>
          </table:table-cell>
          <table:table-cell office:value-type="string" calcext:value-type="string">
            <text:p>Befehlhof</text:p>
          </table:table-cell>
          <table:table-cell office:value-type="float" office:value="38.76727" calcext:value-type="float">
            <text:p>38.7672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hianti Classico Riserva Villa Antinor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400" calcext:value-type="float">
            <text:p>4400</text:p>
          </table:table-cell>
          <table:table-cell office:value-type="float" office:value="1450" calcext:value-type="float">
            <text:p>145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Ultimo acquisto pre-vinoteqa (28/05/2024): 12 x 14,50 € da Marchesi Antinori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sxf72gjy9r69hjwv6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 Riserva Palazzo Antinori</text:p>
          </table:table-cell>
          <table:table-cell office:value-type="string" calcext:value-type="string">
            <text:p>Antinori</text:p>
          </table:table-cell>
          <table:table-cell office:value-type="float" office:value="44.396267" calcext:value-type="float">
            <text:p>44.39626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Fihl Alto Adige Dipoli Pet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000" calcext:value-type="float">
            <text:p>4000</text:p>
          </table:table-cell>
          <table:table-cell office:value-type="float" office:value="1400" calcext:value-type="float">
            <text:p>140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Ultimo acquisto pre-vinoteqa (07/06/2024): 18 x 14,00 € da Fine Win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czek1bgbjcw1vqbme07w4v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Fihl</text:p>
          </table:table-cell>
          <table:table-cell office:value-type="string" calcext:value-type="string">
            <text:p>Peter Dipoli</text:p>
          </table:table-cell>
          <table:table-cell office:value-type="float" office:value="53.323154" calcext:value-type="float">
            <text:p>53.32315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marein 2022 Mayr Josephu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8900" calcext:value-type="float">
            <text:p>8900</text:p>
          </table:table-cell>
          <table:table-cell office:value-type="float" office:value="4610" calcext:value-type="float">
            <text:p>46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Ultimo acquisto pre-vinoteqa (27/08/2024): 6 x 46,10 € da Vinum Boz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zm1fcf8fe25je3b7aa6c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r. Mayer Gamay</text:p>
          </table:table-cell>
          <table:table-cell office:value-type="string" calcext:value-type="string">
            <text:p>Mayer</text:p>
          </table:table-cell>
          <table:table-cell office:value-type="float" office:value="20.578234" calcext:value-type="float">
            <text:p>20.57823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osé Rosa Cantina di Bolzan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ltimo acquisto pre-vinoteqa (18/07/2024): 5 x 8,90 € da Vinum Boz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f3fe4xzs4sebdx0a88j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e 709 Cabernet Sauvignon</text:p>
          </table:table-cell>
          <table:table-cell office:value-type="string" calcext:value-type="string">
            <text:p>Rose Valley</text:p>
          </table:table-cell>
          <table:table-cell office:value-type="float" office:value="30.033512" calcext:value-type="float">
            <text:p>30.03351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Dolcetto Mosesco Prunott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900" calcext:value-type="float">
            <text:p>3900</text:p>
          </table:table-cell>
          <table:table-cell office:value-type="float" office:value="1100" calcext:value-type="float">
            <text:p>110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Ultimo acquisto pre-vinoteqa (27/09/2024): 12 x 11,00 € da Vinum Boz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7qy8jccf5x27d01e6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sesco Dolcetto d'Alba Cru</text:p>
          </table:table-cell>
          <table:table-cell office:value-type="string" calcext:value-type="string">
            <text:p>Prunotto</text:p>
          </table:table-cell>
          <table:table-cell office:value-type="float" office:value="38.958466" calcext:value-type="float">
            <text:p>38.95846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t. Magdalener Vigna Rondell "R"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100" calcext:value-type="float">
            <text:p>5100</text:p>
          </table:table-cell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ltimo acquisto pre-vinoteqa (06/12/2024): 6 x 25,00 € da Franz Gojer - Glögglhof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mxhwhz401xnh1zajf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. Magdalener</text:p>
          </table:table-cell>
          <table:table-cell office:value-type="string" calcext:value-type="string">
            <text:p>St. Michael-Eppan</text:p>
          </table:table-cell>
          <table:table-cell office:value-type="float" office:value="26.44886" calcext:value-type="float">
            <text:p>26.4488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bbiolo Langhe Pio Cesar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700" calcext:value-type="float">
            <text:p>4700</text:p>
          </table:table-cell>
          <table:table-cell office:value-type="float" office:value="1850" calcext:value-type="float">
            <text:p>185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Ultimo acquisto pre-vinoteqa (11/03/2025): 6 x 18,50 € da Weindie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g92cb0p4xp1q8hnt2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bbiolo</text:p>
          </table:table-cell>
          <table:table-cell office:value-type="string" calcext:value-type="string">
            <text:p>Pio Cesare</text:p>
          </table:table-cell>
          <table:table-cell office:value-type="float" office:value="43.563602" calcext:value-type="float">
            <text:p>43.56360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osé Felix Anton Baron Long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3700" calcext:value-type="float">
            <text:p>3700</text:p>
          </table:table-cell>
          <table:table-cell office:value-type="float" office:value="990" calcext:value-type="float">
            <text:p>99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ltimo acquisto pre-vinoteqa (01/12/2024): 5 x 9,90 € da Vinum Boz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my5rkanvc2j2edzrhssdx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elix Anton Tinto</text:p>
          </table:table-cell>
          <table:table-cell office:value-type="string" calcext:value-type="string">
            <text:p>Baron Longo</text:p>
          </table:table-cell>
          <table:table-cell office:value-type="float" office:value="48.875977" calcext:value-type="float">
            <text:p>48.87597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Abtei Muri 2022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Ultimo acquisto pre-vinoteqa (05/02/2025): 48 x 20,00 € da Convento Muri Gri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vksfat0r71nwzmtpb545xn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btei</text:p>
          </table:table-cell>
          <table:table-cell office:value-type="string" calcext:value-type="string">
            <text:p>Muri-Gries</text:p>
          </table:table-cell>
          <table:table-cell office:value-type="float" office:value="33.104282" calcext:value-type="float">
            <text:p>33.104282</text:p>
          </table:table-cell>
        </table:table-row>
      </table:table>
      <table:table table:name="Manual (DO NOT TOUCH)" table:style-name="ta1">
        <table:table-column table:style-name="co1" table:number-columns-repeated="14" table:default-cell-style-name="Default"/>
        <table:table-column table:style-name="co1" table:default-cell-style-name="cBool"/>
        <table:table-row table:style-name="ro6">
          <table:table-cell office:value-type="string" calcext:value-type="string">
            <text:p>ok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orage_area</text:p>
          </table:table-cell>
          <table:table-cell office:value-type="string" calcext:value-type="string">
            <text:p>internal_notes</text:p>
          </table:table-cell>
          <table:table-cell table:style-name="Default" office:value-type="string" calcext:value-type="string">
            <text:p>visible</text:p>
          </table:table-cell>
        </table:table-row>
        <table:table-row table:style-name="ro6">
          <table:table-cell table:formula="of:=IF(ISBLANK([.B2]); &quot;&quot;; 1)">
            <text:p/>
          </table:table-cell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Gewürztraminer Kolben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200" calcext:value-type="float">
            <text:p>5200</text:p>
          </table:table-cell>
          <table:table-cell office:value-type="float" office:value="2490" calcext:value-type="float">
            <text:p>249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ltimo acquisto pre-vinoteqa <text:s/>(16/07/2023): 6 x 24,90 € da Weindiel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6">
          <table:table-cell table:formula="of:=IF(ISBLANK([.B3]); &quot;&quot;; 1)">
            <text:p/>
          </table:table-cell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Gewürztraminer Kastelaz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600" calcext:value-type="float">
            <text:p>4600</text:p>
          </table:table-cell>
          <table:table-cell office:value-type="float" office:value="1855" calcext:value-type="float">
            <text:p>185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Ultimo acquisto pre-vinoteqa <text:s/>(06/12/2024): 6 x 18,55 € da Avenue - Elena Walch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6">
          <table:table-cell table:formula="of:=IF(ISBLANK([.B4]); &quot;&quot;; 1)">
            <text:p/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Blauburgunder Krafus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7000" calcext:value-type="float">
            <text:p>7000</text:p>
          </table:table-cell>
          <table:table-cell office:value-type="float" office:value="2950" calcext:value-type="float">
            <text:p>295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ltimo acquisto pre-vinoteqa <text:s/>(31/05/2022): 3 x 29,50 € da Weindiel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6">
          <table:table-cell table:formula="of:=IF(ISBLANK([.B5]); &quot;&quot;; 1)">
            <text:p/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Lagrein Dunkel Mansum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000" calcext:value-type="float">
            <text:p>4000</text:p>
          </table:table-cell>
          <table:table-cell office:value-type="float" office:value="1150" calcext:value-type="float">
            <text:p>115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Ultimo acquisto pre-vinoteqa <text:s/>(31/07/2024): 6 x 11,50 € da Azienda Agricola Bellaveder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6">
          <table:table-cell table:formula="of:=IF(ISBLANK([.B6]); &quot;&quot;; 1)">
            <text:p/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Lagrein Praepositu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800" calcext:value-type="float">
            <text:p>4800</text:p>
          </table:table-cell>
          <table:table-cell office:value-type="float" office:value="1870" calcext:value-type="float">
            <text:p>187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ltimo acquisto pre-vinoteqa <text:s/>(31/01/2023): 6 x 18,70 € da Abbazia Di Novacell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6">
          <table:table-cell table:formula="of:=IF(ISBLANK([.B7]); &quot;&quot;; 1)">
            <text:p/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Milleunanotte Donnafugat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4310" calcext:value-type="float">
            <text:p>431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ltimo acquisto pre-vinoteqa <text:s/>(05/12/2022): 2 x 43,10 € da Weindiel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6">
          <table:table-cell table:formula="of:=IF(ISBLANK([.B8]); &quot;&quot;; 1)">
            <text:p/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Toril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700" calcext:value-type="float">
            <text:p>3700</text:p>
          </table:table-cell>
          <table:table-cell office:value-type="float" office:value="1200" calcext:value-type="float">
            <text:p>120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Ultimo acquisto pre-vinoteqa <text:s/>(30/01/2025): 24 x 12,00 € da Kellerei Terlan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6">
          <table:table-cell table:formula="of:=IF(ISBLANK([.B9]); &quot;&quot;; 1)">
            <text:p/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Tancredi Contessa Entell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2590" calcext:value-type="float">
            <text:p>259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Ultimo acquisto pre-vinoteqa <text:s/>(04/02/2025): 6 x 25,90 € da Weindiel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6">
          <table:table-cell table:formula="of:=IF(ISBLANK([.B10]); &quot;&quot;; 1)">
            <text:p/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Schiava Grigia Larcher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400" calcext:value-type="float">
            <text:p>3400</text:p>
          </table:table-cell>
          <table:table-cell office:value-type="float" office:value="850" calcext:value-type="float">
            <text:p>85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ltimo acquisto pre-vinoteqa <text:s/>(11/08/2023): 6 x 8,50 € da Weindiel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6">
          <table:table-cell table:formula="of:=IF(ISBLANK([.B11]); &quot;&quot;; 1)">
            <text:p/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Juvelo Gewürz. Passit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800" calcext:value-type="float">
            <text:p>48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ltimo acquisto pre-vinoteqa <text:s/>(04/02/2025): 2 x 25,00 € da Weindiele</text:p>
          </table:table-cell>
          <table:table-cell office:value-type="boolean" office:boolean-value="true" calcext:value-type="boolean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04T10:06:54.176676643</dc:date>
    <meta:editing-duration>PT42S</meta:editing-duration>
    <meta:editing-cycles>1</meta:editing-cycles>
    <meta:document-statistic meta:table-count="2" meta:cell-count="4648" meta:object-count="0"/>
    <meta:generator>LibreOffice/7.3.7.2$Linux_X86_64 LibreOffice_project/30$Build-2</meta:generator>
  </office:meta>
</office:document-meta>
</file>